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a1" style:family="table">
      <style:table-properties style:width="6.6958in" table:align="center" fo:background-color="transparent">
        <style:background-image/>
      </style:table-properties>
    </style:style>
    <style:style style:name="Tabla1.A" style:family="table-column">
      <style:table-column-properties style:column-width="1.7708in"/>
    </style:style>
    <style:style style:name="Tabla1.B" style:family="table-column">
      <style:table-column-properties style:column-width="4.925in"/>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999999" fo:padding="0.0382in" fo:border-left="0.5pt solid #000000" fo:border-right="none" fo:border-top="0.5pt solid #000000" fo:border-bottom="none" style:writing-mode="page">
        <style:background-image/>
      </style:table-cell-properties>
    </style:style>
    <style:style style:name="Tabla1.B1" style:family="table-cell">
      <style:table-cell-properties style:vertical-align="middle" fo:background-color="#999999" fo:padding="0.0382in" fo:border-left="none" fo:border-right="0.5pt solid #000000" fo:border-top="0.5pt solid #000000" fo:border-bottom="none" style:writing-mode="page">
        <style:background-image/>
      </style:table-cell-properties>
    </style:style>
    <style:style style:name="Tabla1.A2" style:family="table-cell">
      <style:table-cell-properties style:vertical-align="middle" fo:padding="0.0382in" fo:border-left="0.5pt solid #000000" fo:border-right="none" fo:border-top="none" fo:border-bottom="none" style:writing-mode="page"/>
    </style:style>
    <style:style style:name="Tabla1.B2" style:family="table-cell">
      <style:table-cell-properties style:vertical-align="middle" fo:padding="0.0382in" fo:border-left="none" fo:border-right="0.5pt solid #000000" fo:border-top="none" fo:border-bottom="none" style:writing-mode="page"/>
    </style:style>
    <style:style style:name="Tabla1.A3" style:family="table-cell">
      <style:table-cell-properties style:vertical-align="middle" fo:padding="0.0382in" fo:border-left="0.5pt solid #000000" fo:border-right="none" fo:border-top="none" fo:border-bottom="none" style:writing-mode="page"/>
    </style:style>
    <style:style style:name="Tabla1.B3" style:family="table-cell">
      <style:table-cell-properties style:vertical-align="middle" fo:padding="0.0382in" fo:border-left="none" fo:border-right="0.5pt solid #000000" fo:border-top="none" fo:border-bottom="none" style:writing-mode="page"/>
    </style:style>
    <style:style style:name="Tabla1.A4" style:family="table-cell">
      <style:table-cell-properties style:vertical-align="middle" fo:padding="0.0382in" fo:border-left="0.5pt solid #000000" fo:border-right="none" fo:border-top="none" fo:border-bottom="none" style:writing-mode="page"/>
    </style:style>
    <style:style style:name="Tabla1.B4" style:family="table-cell">
      <style:table-cell-properties style:vertical-align="middle" fo:padding="0.0382in" fo:border-left="none" fo:border-right="0.5pt solid #000000" fo:border-top="none" fo:border-bottom="none" style:writing-mode="page"/>
    </style:style>
    <style:style style:name="Tabla1.A5" style:family="table-cell">
      <style:table-cell-properties style:vertical-align="middle" fo:padding="0.0382in" fo:border-left="0.5pt solid #000000" fo:border-right="none" fo:border-top="none" fo:border-bottom="none" style:writing-mode="page"/>
    </style:style>
    <style:style style:name="Tabla1.B5" style:family="table-cell">
      <style:table-cell-properties style:vertical-align="middle" fo:padding="0.0382in" fo:border-left="none" fo:border-right="0.5pt solid #000000" fo:border-top="none" fo:border-bottom="none" style:writing-mode="page"/>
    </style:style>
    <style:style style:name="Tabla1.A6" style:family="table-cell">
      <style:table-cell-properties style:vertical-align="middle" fo:padding="0.0382in" fo:border-left="0.5pt solid #000000" fo:border-right="none" fo:border-top="none" fo:border-bottom="none" style:writing-mode="page"/>
    </style:style>
    <style:style style:name="Tabla1.B6" style:family="table-cell">
      <style:table-cell-properties style:vertical-align="middle" fo:padding="0.0382in" fo:border-left="none" fo:border-right="0.5pt solid #000000" fo:border-top="none" fo:border-bottom="none" style:writing-mode="page"/>
    </style:style>
    <style:style style:name="Tabla1.A7" style:family="table-cell">
      <style:table-cell-properties style:vertical-align="middle" fo:padding="0.0382in" fo:border-left="0.5pt solid #000000" fo:border-right="none" fo:border-top="none" fo:border-bottom="none" style:writing-mode="page"/>
    </style:style>
    <style:style style:name="Tabla1.B7" style:family="table-cell">
      <style:table-cell-properties style:vertical-align="middle" fo:padding="0.0382in" fo:border-left="none" fo:border-right="0.5pt solid #000000" fo:border-top="none" fo:border-bottom="none" style:writing-mode="page"/>
    </style:style>
    <style:style style:name="Tabla1.A8" style:family="table-cell">
      <style:table-cell-properties style:vertical-align="middle" fo:padding="0.0382in" fo:border-left="0.5pt solid #000000" fo:border-right="none" fo:border-top="none" fo:border-bottom="0.5pt solid #000000" style:writing-mode="page"/>
    </style:style>
    <style:style style:name="Tabla1.B8" style:family="table-cell">
      <style:table-cell-properties style:vertical-align="middle" fo:padding="0.0382in" fo:border-left="none" fo:border-right="0.5pt solid #000000" fo:border-top="none" fo:border-bottom="0.5pt solid #000000" style:writing-mode="page"/>
    </style:style>
    <style:style style:name="Tabla2" style:family="table">
      <style:table-properties style:width="6.6979in" fo:margin-left="0in" table:align="left"/>
    </style:style>
    <style:style style:name="Tabla2.A" style:family="table-column">
      <style:table-column-properties style:column-width="1.0625in"/>
    </style:style>
    <style:style style:name="Tabla2.B" style:family="table-column">
      <style:table-column-properties style:column-width="1.9688in"/>
    </style:style>
    <style:style style:name="Tabla2.C" style:family="table-column">
      <style:table-column-properties style:column-width="3.6667in"/>
    </style:style>
    <style:style style:name="Tabla2.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a2.C1" style:family="table-cell">
      <style:table-cell-properties fo:background-color="#999999" fo:padding="0.0382in" fo:border="0.5pt solid #000000">
        <style:background-image/>
      </style:table-cell-properties>
    </style:style>
    <style:style style:name="Tabla2.A2" style:family="table-cell">
      <style:table-cell-properties fo:padding="0.0382in" fo:border-left="0.5pt solid #000000" fo:border-right="none" fo:border-top="none" fo:border-bottom="0.5pt solid #000000"/>
    </style:style>
    <style:style style:name="Tabla2.B2" style:family="table-cell">
      <style:table-cell-properties fo:padding="0.0382in" fo:border-left="0.5pt solid #000000" fo:border-right="none" fo:border-top="none" fo:border-bottom="0.5pt solid #000000"/>
    </style:style>
    <style:style style:name="Tabla2.C2" style:family="table-cell">
      <style:table-cell-properties fo:padding="0.0382in" fo:border-left="0.5pt solid #000000" fo:border-right="0.5pt solid #000000" fo:border-top="none" fo:border-bottom="0.5pt solid #000000"/>
    </style:style>
    <style:style style:name="Tabla2.A3" style:family="table-cell">
      <style:table-cell-properties fo:padding="0.0382in" fo:border-left="0.5pt solid #000000" fo:border-right="none" fo:border-top="none" fo:border-bottom="0.5pt solid #000000"/>
    </style:style>
    <style:style style:name="Tabla2.B3" style:family="table-cell">
      <style:table-cell-properties fo:padding="0.0382in" fo:border-left="0.5pt solid #000000" fo:border-right="none" fo:border-top="none" fo:border-bottom="0.5pt solid #000000"/>
    </style:style>
    <style:style style:name="Tabla2.C3" style:family="table-cell">
      <style:table-cell-properties fo:padding="0.0382in" fo:border-left="0.5pt solid #000000" fo:border-right="0.5pt solid #000000" fo:border-top="none" fo:border-bottom="0.5pt solid #000000"/>
    </style:style>
    <style:style style:name="Tabla2.A4" style:family="table-cell">
      <style:table-cell-properties fo:padding="0.0382in" fo:border-left="0.5pt solid #000000" fo:border-right="none" fo:border-top="none" fo:border-bottom="0.5pt solid #000000"/>
    </style:style>
    <style:style style:name="Tabla2.B4" style:family="table-cell">
      <style:table-cell-properties fo:padding="0.0382in" fo:border-left="0.5pt solid #000000" fo:border-right="none" fo:border-top="none" fo:border-bottom="0.5pt solid #000000"/>
    </style:style>
    <style:style style:name="Tabla2.C4" style:family="table-cell">
      <style:table-cell-properties fo:padding="0.0382in" fo:border-left="0.5pt solid #000000" fo:border-right="0.5pt solid #000000" fo:border-top="none" fo:border-bottom="0.5pt solid #000000"/>
    </style:style>
    <style:style style:name="Tabla2.A5" style:family="table-cell">
      <style:table-cell-properties fo:padding="0.0382in" fo:border-left="0.5pt solid #000000" fo:border-right="none" fo:border-top="none" fo:border-bottom="0.5pt solid #000000"/>
    </style:style>
    <style:style style:name="Tabla2.B5" style:family="table-cell">
      <style:table-cell-properties fo:padding="0.0382in" fo:border-left="0.5pt solid #000000" fo:border-right="none" fo:border-top="none" fo:border-bottom="0.5pt solid #000000"/>
    </style:style>
    <style:style style:name="Tabla2.C5" style:family="table-cell">
      <style:table-cell-properties fo:padding="0.0382in" fo:border-left="0.5pt solid #000000" fo:border-right="0.5pt solid #000000" fo:border-top="none" fo:border-bottom="0.5pt solid #000000"/>
    </style:style>
    <style:style style:name="Tabla2.A6" style:family="table-cell">
      <style:table-cell-properties fo:padding="0.0382in" fo:border-left="0.5pt solid #000000" fo:border-right="none" fo:border-top="none" fo:border-bottom="0.5pt solid #000000"/>
    </style:style>
    <style:style style:name="Tabla2.B6" style:family="table-cell">
      <style:table-cell-properties fo:padding="0.0382in" fo:border-left="0.5pt solid #000000" fo:border-right="none" fo:border-top="none" fo:border-bottom="0.5pt solid #000000"/>
    </style:style>
    <style:style style:name="Tabla2.C6" style:family="table-cell">
      <style:table-cell-properties fo:padding="0.0382in" fo:border-left="0.5pt solid #000000" fo:border-right="0.5pt solid #000000" fo:border-top="none" fo:border-bottom="0.5pt solid #000000"/>
    </style:style>
    <style:style style:name="Tabla2.A7" style:family="table-cell">
      <style:table-cell-properties fo:padding="0.0382in" fo:border-left="0.5pt solid #000000" fo:border-right="none" fo:border-top="none" fo:border-bottom="0.5pt solid #000000"/>
    </style:style>
    <style:style style:name="Tabla2.B7" style:family="table-cell">
      <style:table-cell-properties fo:padding="0.0382in" fo:border-left="0.5pt solid #000000" fo:border-right="none" fo:border-top="none" fo:border-bottom="0.5pt solid #000000"/>
    </style:style>
    <style:style style:name="Tabla2.C7" style:family="table-cell">
      <style:table-cell-properties fo:padding="0.0382in" fo:border-left="0.5pt solid #000000" fo:border-right="0.5pt solid #000000" fo:border-top="none" fo:border-bottom="0.5pt solid #000000"/>
    </style:style>
    <style:style style:name="Tabla2.A8" style:family="table-cell">
      <style:table-cell-properties fo:padding="0.0382in" fo:border-left="0.5pt solid #000000" fo:border-right="none" fo:border-top="none" fo:border-bottom="0.5pt solid #000000"/>
    </style:style>
    <style:style style:name="Tabla2.B8" style:family="table-cell">
      <style:table-cell-properties fo:padding="0.0382in" fo:border-left="0.5pt solid #000000" fo:border-right="none" fo:border-top="none" fo:border-bottom="0.5pt solid #000000"/>
    </style:style>
    <style:style style:name="Tabla2.C8" style:family="table-cell">
      <style:table-cell-properties fo:padding="0.0382in" fo:border-left="0.5pt solid #000000" fo:border-right="0.5pt solid #000000" fo:border-top="none" fo:border-bottom="0.5pt solid #000000"/>
    </style:style>
    <style:style style:name="Tabla2.A9" style:family="table-cell">
      <style:table-cell-properties fo:padding="0.0382in" fo:border-left="0.5pt solid #000000" fo:border-right="none" fo:border-top="none" fo:border-bottom="0.5pt solid #000000"/>
    </style:style>
    <style:style style:name="Tabla2.B9" style:family="table-cell">
      <style:table-cell-properties fo:padding="0.0382in" fo:border-left="0.5pt solid #000000" fo:border-right="none" fo:border-top="none" fo:border-bottom="0.5pt solid #000000"/>
    </style:style>
    <style:style style:name="Tabla2.C9" style:family="table-cell">
      <style:table-cell-properties fo:padding="0.0382in" fo:border-left="0.5pt solid #000000" fo:border-right="0.5pt solid #000000" fo:border-top="none" fo:border-bottom="0.5pt solid #000000"/>
    </style:style>
    <style:style style:name="Tabla2.A10" style:family="table-cell">
      <style:table-cell-properties fo:padding="0.0382in" fo:border-left="0.5pt solid #000000" fo:border-right="none" fo:border-top="none" fo:border-bottom="0.5pt solid #000000"/>
    </style:style>
    <style:style style:name="Tabla2.B10" style:family="table-cell">
      <style:table-cell-properties fo:padding="0.0382in" fo:border-left="0.5pt solid #000000" fo:border-right="none" fo:border-top="none" fo:border-bottom="0.5pt solid #000000"/>
    </style:style>
    <style:style style:name="Tabla2.C10" style:family="table-cell">
      <style:table-cell-properties fo:padding="0.0382in" fo:border-left="0.5pt solid #000000" fo:border-right="0.5pt solid #000000" fo:border-top="none" fo:border-bottom="0.5pt solid #000000"/>
    </style:style>
    <style:style style:name="Tabla2.A11" style:family="table-cell">
      <style:table-cell-properties fo:padding="0.0382in" fo:border-left="0.5pt solid #000000" fo:border-right="none" fo:border-top="none" fo:border-bottom="0.5pt solid #000000"/>
    </style:style>
    <style:style style:name="Tabla2.B11" style:family="table-cell">
      <style:table-cell-properties fo:padding="0.0382in" fo:border-left="0.5pt solid #000000" fo:border-right="none" fo:border-top="none" fo:border-bottom="0.5pt solid #000000"/>
    </style:style>
    <style:style style:name="Tabla2.C11" style:family="table-cell">
      <style:table-cell-properties fo:padding="0.0382in" fo:border-left="0.5pt solid #000000" fo:border-right="0.5pt solid #000000" fo:border-top="none" fo:border-bottom="0.5pt solid #000000"/>
    </style:style>
    <style:style style:name="Tabla2.A12" style:family="table-cell">
      <style:table-cell-properties fo:padding="0.0382in" fo:border-left="0.5pt solid #000000" fo:border-right="none" fo:border-top="none" fo:border-bottom="0.5pt solid #000000"/>
    </style:style>
    <style:style style:name="Tabla2.B12" style:family="table-cell">
      <style:table-cell-properties fo:padding="0.0382in" fo:border-left="0.5pt solid #000000" fo:border-right="none" fo:border-top="none" fo:border-bottom="0.5pt solid #000000"/>
    </style:style>
    <style:style style:name="Tabla2.C1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 fo:font-size="26pt" style:font-size-asian="22.75pt" style:font-size-complex="26pt"/>
    </style:style>
    <style:style style:name="P2" style:family="paragraph" style:parent-style-name="Standard">
      <style:paragraph-properties fo:text-align="center" style:justify-single-word="false"/>
      <style:text-properties style:font-name="arial" fo:font-size="26pt" officeooo:paragraph-rsid="001d5fcc" style:font-size-asian="22.75pt" style:font-size-complex="26pt"/>
    </style:style>
    <style:style style:name="P3" style:family="paragraph" style:parent-style-name="Standard">
      <style:paragraph-properties fo:text-align="center" style:justify-single-word="false" fo:break-before="page"/>
      <style:text-properties style:font-name="arial" fo:font-size="26pt" officeooo:paragraph-rsid="001d5fcc" style:font-size-asian="22.75pt" style:font-size-complex="26pt"/>
    </style:style>
    <style:style style:name="P4" style:family="paragraph" style:parent-style-name="Standard">
      <style:paragraph-properties fo:text-align="center" style:justify-single-word="false" fo:break-before="page"/>
      <style:text-properties style:font-name="arial" fo:font-size="26pt" style:font-size-asian="22.75pt" style:font-size-complex="26pt"/>
    </style:style>
    <style:style style:name="P5" style:family="paragraph" style:parent-style-name="Standard">
      <style:paragraph-properties fo:text-align="center" style:justify-single-word="false"/>
      <style:text-properties style:font-name="arial" fo:font-size="26pt" style:font-size-asian="26pt" style:font-size-complex="26pt"/>
    </style:style>
    <style:style style:name="P6" style:family="paragraph" style:parent-style-name="Standard">
      <style:paragraph-properties fo:text-align="start" style:justify-single-word="false"/>
      <style:text-properties style:font-name="arial" fo:font-size="11pt" style:font-size-asian="9.60000038146973pt" style:font-size-complex="11pt"/>
    </style:style>
    <style:style style:name="P7" style:family="paragraph" style:parent-style-name="Standard">
      <style:paragraph-properties fo:text-align="start" style:justify-single-word="false"/>
      <style:text-properties style:font-name="arial" fo:font-size="11pt" officeooo:paragraph-rsid="001d5fcc" style:font-size-asian="9.60000038146973pt" style:font-size-complex="11pt"/>
    </style:style>
    <style:style style:name="P8" style:family="paragraph" style:parent-style-name="Standard">
      <style:paragraph-properties fo:text-align="start" style:justify-single-word="false"/>
      <style:text-properties style:font-name="arial" fo:font-size="11pt" officeooo:paragraph-rsid="0020c07b" style:font-size-asian="9.60000038146973pt" style:font-size-complex="11pt"/>
    </style:style>
    <style:style style:name="P9" style:family="paragraph" style:parent-style-name="Standard">
      <style:paragraph-properties fo:text-align="start" style:justify-single-word="false"/>
      <style:text-properties style:font-name="arial" fo:font-size="11pt" style:text-underline-style="solid" style:text-underline-width="auto" style:text-underline-color="font-color" style:font-size-asian="9.60000038146973pt" style:font-size-complex="11pt"/>
    </style:style>
    <style:style style:name="P10" style:family="paragraph" style:parent-style-name="Standard">
      <style:paragraph-properties fo:text-align="start" style:justify-single-word="false"/>
      <style:text-properties style:font-name="arial" fo:font-size="11pt" fo:font-weight="normal" officeooo:rsid="00242418" officeooo:paragraph-rsid="00242418"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font-name="arial" fo:font-size="11pt" fo:font-weight="normal"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font-name="arial" fo:font-size="11pt" style:text-underline-style="none" style:font-size-asian="9.60000038146973pt" style:font-size-complex="11pt"/>
    </style:style>
    <style:style style:name="P14" style:family="paragraph" style:parent-style-name="Standard">
      <style:paragraph-properties fo:text-align="start" style:justify-single-word="false" fo:break-before="page"/>
      <style:text-properties style:font-name="arial" fo:font-size="11pt" style:text-underline-style="none" style:font-size-asian="9.60000038146973pt" style:font-size-complex="11pt"/>
    </style:style>
    <style:style style:name="P15" style:family="paragraph" style:parent-style-name="Standard">
      <style:paragraph-properties fo:text-align="start" style:justify-single-word="false"/>
      <style:text-properties style:font-name="arial" fo:font-size="11pt" style:text-underline-style="none" officeooo:rsid="0050f6ad" style:font-size-asian="9.60000038146973pt" style:font-size-complex="11pt"/>
    </style:style>
    <style:style style:name="P16" style:family="paragraph" style:parent-style-name="Standard">
      <style:paragraph-properties fo:text-align="start" style:justify-single-word="false"/>
      <style:text-properties style:font-name="arial" fo:font-size="11pt" style:text-underline-style="none" fo:font-weight="normal" officeooo:rsid="0050f6ad" style:font-size-asian="9.60000038146973pt" style:font-weight-asian="normal" style:font-size-complex="11pt" style:font-weight-complex="normal"/>
    </style:style>
    <style:style style:name="P17" style:family="paragraph" style:parent-style-name="Table_20_Contents">
      <style:paragraph-properties fo:text-align="start" style:justify-single-word="false"/>
      <style:text-properties style:font-name="arial" fo:font-size="11pt" fo:font-weight="bold" officeooo:rsid="00572e06" officeooo:paragraph-rsid="00572e06" fo:background-color="#999999" style:font-size-asian="9.60000038146973pt" style:font-weight-asian="bold" style:font-size-complex="11pt" style:font-weight-complex="bold"/>
    </style:style>
    <style:style style:name="P18" style:family="paragraph" style:parent-style-name="Table_20_Contents">
      <style:paragraph-properties fo:text-align="center" style:justify-single-word="false"/>
      <style:text-properties style:font-name="arial" fo:font-size="11pt" fo:font-weight="bold" officeooo:rsid="00572e06" officeooo:paragraph-rsid="00572e06" fo:background-color="#999999" style:font-size-asian="9.60000038146973pt" style:font-weight-asian="bold" style:font-size-complex="11pt" style:font-weight-complex="bold"/>
    </style:style>
    <style:style style:name="P19" style:family="paragraph" style:parent-style-name="Table_20_Contents">
      <style:paragraph-properties fo:text-align="start" style:justify-single-word="false"/>
      <style:text-properties style:font-name="arial" fo:font-size="11pt" fo:font-weight="bold" officeooo:rsid="00597acf" officeooo:paragraph-rsid="00597acf" style:font-size-asian="9.60000038146973pt" style:font-weight-asian="bold" style:font-size-complex="11pt" style:font-weight-complex="bold"/>
    </style:style>
    <style:style style:name="P20" style:family="paragraph" style:parent-style-name="Table_20_Contents">
      <style:paragraph-properties fo:text-align="center" style:justify-single-word="false"/>
      <style:text-properties style:font-name="arial" fo:font-size="11pt" fo:font-weight="bold" officeooo:rsid="00597acf" officeooo:paragraph-rsid="00597acf" style:font-size-asian="9.60000038146973pt" style:font-weight-asian="bold" style:font-size-complex="11pt" style:font-weight-complex="bold"/>
    </style:style>
    <style:style style:name="P21" style:family="paragraph" style:parent-style-name="Table_20_Contents">
      <style:paragraph-properties fo:text-align="center" style:justify-single-word="false"/>
      <style:text-properties style:font-name="arial" fo:font-size="11pt" fo:font-style="normal" officeooo:rsid="00572e06" officeooo:paragraph-rsid="00572e06" style:font-size-asian="9.60000038146973pt" style:font-style-asian="normal" style:font-size-complex="11pt" style:font-style-complex="normal"/>
    </style:style>
    <style:style style:name="P22" style:family="paragraph" style:parent-style-name="Table_20_Contents">
      <style:paragraph-properties fo:text-align="center" style:justify-single-word="false"/>
      <style:text-properties style:font-name="arial" fo:font-size="11pt" fo:font-style="normal" style:font-size-asian="9.60000038146973pt" style:font-style-asian="normal" style:font-size-complex="11pt" style:font-style-complex="normal"/>
    </style:style>
    <style:style style:name="P23" style:family="paragraph" style:parent-style-name="Standard">
      <style:paragraph-properties fo:text-align="start" style:justify-single-word="false"/>
      <style:text-properties style:font-name="arial" fo:font-size="14pt" fo:font-weight="bold" officeooo:rsid="00242418" officeooo:paragraph-rsid="00242418" style:font-size-asian="12.25pt" style:font-weight-asian="bold" style:font-size-complex="14pt" style:font-weight-complex="bold"/>
    </style:style>
    <style:style style:name="P24" style:family="paragraph" style:parent-style-name="Standard">
      <style:paragraph-properties fo:text-align="start" style:justify-single-word="false"/>
      <style:text-properties style:font-name="arial" fo:font-size="14pt" fo:font-weight="bold" style:font-size-asian="12.25pt" style:font-weight-asian="bold" style:font-size-complex="14pt" style:font-weight-complex="bold"/>
    </style:style>
    <style:style style:name="P25" style:family="paragraph" style:parent-style-name="Standard">
      <style:paragraph-properties fo:text-align="start" style:justify-single-word="false" fo:break-before="page"/>
      <style:text-properties style:font-name="arial" fo:font-size="14pt" fo:font-weight="bold" style:font-size-asian="14pt" style:font-weight-asian="bold" style:font-size-complex="14pt" style:font-weight-complex="bold"/>
    </style:style>
    <style:style style:name="P26" style:family="paragraph" style:parent-style-name="Standard">
      <style:paragraph-properties fo:text-align="start" style:justify-single-word="false"/>
      <style:text-properties style:font-name="arial" fo:font-size="14pt" style:text-underline-style="none" fo:font-weight="bold" style:font-size-asian="14pt" style:font-weight-asian="bold" style:font-size-complex="14pt" style:font-weight-complex="bold"/>
    </style:style>
    <style:style style:name="P27" style:family="paragraph" style:parent-style-name="Standard">
      <style:paragraph-properties fo:text-align="start" style:justify-single-word="false" fo:break-before="page"/>
      <style:text-properties style:font-name="arial" fo:font-size="14pt" style:text-underline-style="none" fo:font-weight="bold" style:font-size-asian="14pt" style:font-weight-asian="bold" style:font-size-complex="14pt" style:font-weight-complex="bold"/>
    </style:style>
    <style:style style:name="P28" style:family="paragraph" style:parent-style-name="Standard">
      <style:paragraph-properties fo:text-align="start" style:justify-single-word="false" fo:break-before="page"/>
      <style:text-properties style:font-name="arial" fo:font-size="14pt" style:text-underline-style="none" fo:font-weight="bold" officeooo:rsid="0050f6ad"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arial" fo:font-size="14pt" style:text-underline-style="none" fo:font-weight="bold" officeooo:rsid="0050f6ad" style:font-size-asian="14pt" style:font-weight-asian="bold" style:font-size-complex="14pt" style:font-weight-complex="bold"/>
    </style:style>
    <style:style style:name="P30" style:family="paragraph" style:parent-style-name="Standard">
      <style:paragraph-properties fo:text-align="start" style:justify-single-word="false"/>
      <style:text-properties style:font-name="arial" fo:font-size="14pt" style:text-underline-style="none" fo:font-weight="bold" officeooo:rsid="0050f6ad" style:font-size-asian="12.25pt" style:font-weight-asian="bold" style:font-size-complex="14pt" style:font-weight-complex="bold"/>
    </style:style>
    <style:style style:name="P31" style:family="paragraph" style:parent-style-name="Table_20_Contents">
      <style:paragraph-properties fo:text-align="start" style:justify-single-word="false"/>
      <style:text-properties style:font-name="arial" fo:font-size="9pt" fo:font-style="normal" style:font-size-asian="9pt" style:font-style-asian="normal" style:font-size-complex="9pt" style:font-style-complex="normal"/>
    </style:style>
    <style:style style:name="P32" style:family="paragraph" style:parent-style-name="Table_20_Contents">
      <style:paragraph-properties fo:text-align="start" style:justify-single-word="false"/>
      <style:text-properties style:font-name="arial" fo:font-size="9pt" style:font-size-asian="9pt" style:font-size-complex="9pt"/>
    </style:style>
    <style:style style:name="P33" style:family="paragraph" style:parent-style-name="Table_20_Contents">
      <style:paragraph-properties fo:text-align="center" style:justify-single-word="false"/>
      <style:text-properties style:font-name="arial" fo:font-size="9pt" style:font-size-asian="9pt" style:font-size-complex="9pt"/>
    </style:style>
    <style:style style:name="P34" style:family="paragraph" style:parent-style-name="Table_20_Contents">
      <style:paragraph-properties fo:text-align="center" style:justify-single-word="false"/>
      <style:text-properties style:font-name="arial" fo:font-size="9pt" fo:font-weight="bold" officeooo:rsid="00597acf" officeooo:paragraph-rsid="00597acf" style:font-size-asian="9pt" style:font-weight-asian="bold" style:font-size-complex="9pt" style:font-weight-complex="bold"/>
    </style:style>
    <style:style style:name="P35"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36" style:family="paragraph" style:parent-style-name="Standard">
      <style:paragraph-properties fo:text-align="start" style:justify-single-word="false"/>
      <style:text-properties fo:color="#0c4c8f" loext:opacity="100%" style:font-name="arial" fo:font-size="11pt" fo:font-style="normal" officeooo:rsid="000fac80" officeooo:paragraph-rsid="001d5fcc" style:font-size-asian="9.60000038146973pt" style:font-style-asian="normal" style:font-size-complex="11pt" style:font-style-complex="normal"/>
    </style:style>
    <style:style style:name="P37" style:family="paragraph" style:parent-style-name="Standard">
      <style:paragraph-properties fo:text-align="start" style:justify-single-word="false"/>
      <style:text-properties fo:color="#0c4c8f" loext:opacity="100%" style:font-name="arial" fo:font-size="11pt" fo:font-style="normal" officeooo:rsid="00132e14" officeooo:paragraph-rsid="001d5fcc" style:font-size-asian="9.60000038146973pt" style:font-style-asian="normal" style:font-size-complex="11pt" style:font-style-complex="normal"/>
    </style:style>
    <style:style style:name="P38" style:family="paragraph" style:parent-style-name="Standard">
      <style:paragraph-properties fo:text-align="start" style:justify-single-word="false"/>
      <style:text-properties fo:color="#0c4c8f" loext:opacity="100%" style:font-name="arial" fo:font-size="11pt" fo:font-style="normal" officeooo:rsid="001ffb3a" officeooo:paragraph-rsid="001ffb3a" style:font-size-asian="9.60000038146973pt" style:font-style-asian="normal" style:font-size-complex="11pt" style:font-style-complex="normal"/>
    </style:style>
    <style:style style:name="P39" style:family="paragraph" style:parent-style-name="Standard">
      <style:paragraph-properties fo:text-align="start" style:justify-single-word="false"/>
      <style:text-properties fo:color="#0c4c8f" loext:opacity="100%" style:font-name="arial" fo:font-size="11pt" fo:font-style="normal" fo:font-weight="normal" officeooo:rsid="00440012" officeooo:paragraph-rsid="00440012" style:font-size-asian="9.60000038146973pt" style:font-style-asian="normal" style:font-weight-asian="normal" style:font-size-complex="11pt" style:font-style-complex="normal" style:font-weight-complex="normal"/>
    </style:style>
    <style:style style:name="P40" style:family="paragraph" style:parent-style-name="Standard">
      <style:paragraph-properties fo:text-align="start" style:justify-single-word="false"/>
      <style:text-properties fo:color="#0c4c8f" loext:opacity="100%" style:font-name="arial" fo:font-size="11pt" officeooo:rsid="000fac80" officeooo:paragraph-rsid="001d5fcc" style:font-size-asian="9.60000038146973pt" style:font-size-complex="11pt"/>
    </style:style>
    <style:style style:name="P41" style:family="paragraph" style:parent-style-name="Standard">
      <style:paragraph-properties fo:text-align="start" style:justify-single-word="false"/>
      <style:text-properties fo:color="#0c4c8f" loext:opacity="100%" style:font-name="arial" fo:font-size="11pt" officeooo:rsid="0020c07b" officeooo:paragraph-rsid="0020c07b" style:font-size-asian="9.60000038146973pt" style:font-size-complex="11pt"/>
    </style:style>
    <style:style style:name="P42" style:family="paragraph" style:parent-style-name="Standard">
      <style:paragraph-properties fo:text-align="start" style:justify-single-word="false"/>
      <style:text-properties fo:color="#0c4c8f" loext:opacity="100%" style:font-name="arial" fo:font-size="11pt" style:font-size-asian="9.60000038146973pt" style:font-size-complex="11pt"/>
    </style:style>
    <style:style style:name="P43" style:family="paragraph" style:parent-style-name="Standard">
      <style:paragraph-properties fo:text-align="start" style:justify-single-word="false"/>
      <style:text-properties fo:color="#0c4c8f" loext:opacity="100%" style:font-name="arial" fo:font-size="11pt" style:text-underline-style="none" style:font-size-asian="9.60000038146973pt" style:font-size-complex="11pt"/>
    </style:style>
    <style:style style:name="P44" style:family="paragraph" style:parent-style-name="Standard">
      <style:paragraph-properties fo:text-align="start" style:justify-single-word="false"/>
      <style:text-properties fo:color="#0c4c8f" loext:opacity="100%" style:font-name="arial" fo:font-size="11pt" style:text-underline-style="none" officeooo:rsid="004100e0" officeooo:paragraph-rsid="004100e0" style:font-size-asian="9.60000038146973pt" style:font-size-complex="11pt"/>
    </style:style>
    <style:style style:name="P45" style:family="paragraph" style:parent-style-name="Standard">
      <style:paragraph-properties fo:text-align="start" style:justify-single-word="false"/>
      <style:text-properties fo:color="#0c4c8f" loext:opacity="100%" style:font-name="arial" fo:font-size="11pt" style:text-underline-style="none" officeooo:rsid="004224f0" officeooo:paragraph-rsid="004224f0" style:font-size-asian="9.60000038146973pt" style:font-size-complex="11pt"/>
    </style:style>
    <style:style style:name="P46" style:family="paragraph" style:parent-style-name="Standard">
      <style:paragraph-properties fo:text-align="start" style:justify-single-word="false"/>
      <style:text-properties fo:color="#000000" loext:opacity="100%" style:font-name="arial" fo:font-size="11pt" fo:font-style="normal" officeooo:rsid="000fac80" officeooo:paragraph-rsid="001d5fcc" style:font-size-asian="9.60000038146973pt" style:font-style-asian="normal" style:font-size-complex="11pt" style:font-style-complex="normal"/>
    </style:style>
    <style:style style:name="P47" style:family="paragraph" style:parent-style-name="Standard">
      <style:paragraph-properties fo:text-align="start" style:justify-single-word="false"/>
      <style:text-properties fo:color="#000000" loext:opacity="100%" style:font-name="arial" fo:font-size="11pt" fo:font-style="normal" officeooo:rsid="00132e14" officeooo:paragraph-rsid="001d5fcc" style:font-size-asian="9.60000038146973pt" style:font-style-asian="normal" style:font-size-complex="11pt" style:font-style-complex="normal"/>
    </style:style>
    <style:style style:name="P48" style:family="paragraph" style:parent-style-name="Standard">
      <style:paragraph-properties fo:text-align="start" style:justify-single-word="false"/>
      <style:text-properties fo:color="#000000" loext:opacity="100%" style:font-name="arial" fo:font-size="11pt" fo:font-style="normal" officeooo:rsid="001ffb3a" officeooo:paragraph-rsid="001ffb3a" style:font-size-asian="9.60000038146973pt" style:font-style-asian="normal" style:font-size-complex="11pt" style:font-style-complex="normal"/>
    </style:style>
    <style:style style:name="P49" style:family="paragraph" style:parent-style-name="Standard">
      <style:paragraph-properties fo:text-align="start" style:justify-single-word="false"/>
      <style:text-properties fo:color="#000000" loext:opacity="100%" style:font-name="arial" fo:font-size="11pt" fo:font-style="normal" officeooo:rsid="00644eae" officeooo:paragraph-rsid="00644eae" style:font-size-asian="9.60000038146973pt" style:font-style-asian="normal" style:font-size-complex="11pt" style:font-style-complex="normal"/>
    </style:style>
    <style:style style:name="P50" style:family="paragraph" style:parent-style-name="Standard">
      <style:paragraph-properties fo:text-align="start" style:justify-single-word="false"/>
      <style:text-properties fo:color="#000000" loext:opacity="100%" style:font-name="arial" fo:font-size="11pt" fo:font-style="normal" officeooo:rsid="0064b1be" officeooo:paragraph-rsid="0064b1be" style:font-size-asian="9.60000038146973pt" style:font-style-asian="normal" style:font-size-complex="11pt" style:font-style-complex="normal"/>
    </style:style>
    <style:style style:name="P51" style:family="paragraph" style:parent-style-name="Standard">
      <style:paragraph-properties fo:text-align="start" style:justify-single-word="false"/>
      <style:text-properties fo:color="#000000"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52" style:family="paragraph" style:parent-style-name="Standard">
      <style:paragraph-properties fo:text-align="start" style:justify-single-word="false" fo:break-before="page"/>
      <style:text-properties fo:color="#000000"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53" style:family="paragraph" style:parent-style-name="Standard">
      <style:paragraph-properties fo:text-align="start" style:justify-single-word="false"/>
      <style:text-properties fo:color="#000000" loext:opacity="100%" style:font-name="arial" fo:font-size="11pt" fo:font-style="normal" fo:font-weight="normal" officeooo:rsid="0027cd73" officeooo:paragraph-rsid="0027cd73" style:font-size-asian="9.60000038146973pt" style:font-style-asian="normal" style:font-weight-asian="normal" style:font-size-complex="11pt" style:font-style-complex="normal" style:font-weight-complex="normal"/>
    </style:style>
    <style:style style:name="P54" style:family="paragraph" style:parent-style-name="Standard">
      <style:paragraph-properties fo:text-align="start" style:justify-single-word="false"/>
      <style:text-properties fo:color="#000000" loext:opacity="100%" style:font-name="arial" fo:font-size="11pt" fo:font-weight="normal" officeooo:rsid="00242418" officeooo:paragraph-rsid="00242418" style:font-size-asian="9.60000038146973pt" style:font-weight-asian="normal" style:font-size-complex="11pt" style:font-weight-complex="normal"/>
    </style:style>
    <style:style style:name="P55" style:family="paragraph" style:parent-style-name="Standard">
      <style:paragraph-properties fo:text-align="start" style:justify-single-word="false"/>
      <style:text-properties fo:color="#000000" loext:opacity="100%" style:font-name="arial" fo:font-size="11pt" fo:font-weight="normal" officeooo:rsid="002615ef" officeooo:paragraph-rsid="002615ef" style:font-size-asian="9.60000038146973pt" style:font-weight-asian="normal" style:font-size-complex="11pt" style:font-weight-complex="normal"/>
    </style:style>
    <style:style style:name="P56" style:family="paragraph" style:parent-style-name="Standard">
      <style:paragraph-properties fo:text-align="start" style:justify-single-word="false"/>
      <style:text-properties fo:color="#000000" loext:opacity="100%" style:font-name="arial" fo:font-size="11pt" officeooo:rsid="002615ef" officeooo:paragraph-rsid="002615ef" style:font-size-asian="9.60000038146973pt" style:font-size-complex="11pt"/>
    </style:style>
    <style:style style:name="P57" style:family="paragraph" style:parent-style-name="Standard">
      <style:paragraph-properties fo:text-align="start" style:justify-single-word="false"/>
      <style:text-properties fo:color="#000000" loext:opacity="100%" style:font-name="arial" fo:font-size="14pt" fo:font-style="normal" fo:font-weight="bold" officeooo:rsid="002615ef" officeooo:paragraph-rsid="002615ef" style:font-size-asian="12.25pt" style:font-style-asian="normal" style:font-weight-asian="bold" style:font-size-complex="14pt" style:font-style-complex="normal" style:font-weight-complex="bold"/>
    </style:style>
    <style:style style:name="P58" style:family="paragraph" style:parent-style-name="Standard">
      <style:paragraph-properties fo:text-align="start" style:justify-single-word="false"/>
      <style:text-properties fo:color="#000000" loext:opacity="100%" style:font-name="arial" fo:font-size="14pt" fo:font-style="normal" fo:font-weight="bold" officeooo:rsid="001ffb3a" officeooo:paragraph-rsid="001ffb3a" style:font-size-asian="14pt" style:font-style-asian="normal" style:font-weight-asian="bold" style:font-size-complex="14pt" style:font-style-complex="normal" style:font-weight-complex="bold"/>
    </style:style>
    <style:style style:name="P59" style:family="paragraph" style:parent-style-name="Standard">
      <style:paragraph-properties fo:text-align="start" style:justify-single-word="false"/>
      <style:text-properties fo:color="#000000" loext:opacity="100%" style:font-name="arial" fo:font-size="14pt" fo:font-weight="bold" officeooo:rsid="002615ef" officeooo:paragraph-rsid="002615ef" style:font-size-asian="12.25pt" style:font-weight-asian="bold" style:font-size-complex="14pt" style:font-weight-complex="bold"/>
    </style:style>
    <style:style style:name="P60" style:family="paragraph" style:parent-style-name="Standard">
      <style:paragraph-properties fo:text-align="center" style:justify-single-word="false" fo:break-before="page"/>
      <style:text-properties fo:color="#000000" loext:opacity="100%" style:font-name="arial" fo:font-size="26pt" fo:font-style="normal" officeooo:rsid="001ffb3a" officeooo:paragraph-rsid="001ffb3a" style:font-size-asian="26pt" style:font-style-asian="normal" style:font-size-complex="26pt" style:font-style-complex="normal"/>
    </style:style>
    <style:style style:name="P61" style:family="paragraph" style:parent-style-name="Standard">
      <style:paragraph-properties fo:text-align="center" style:justify-single-word="false"/>
      <style:text-properties fo:color="#000000" loext:opacity="100%" style:font-name="arial" fo:font-size="26pt" fo:font-style="normal" officeooo:rsid="001ffb3a" officeooo:paragraph-rsid="001ffb3a" style:font-size-asian="26pt" style:font-style-asian="normal" style:font-size-complex="26pt" style:font-style-complex="normal"/>
    </style:style>
    <style:style style:name="P62" style:family="paragraph" style:parent-style-name="Standard">
      <style:paragraph-properties fo:text-align="start" style:justify-single-word="false"/>
      <style:text-properties fo:color="#3465a4" loext:opacity="100%" style:font-name="arial" fo:font-size="11pt" fo:font-weight="normal" officeooo:rsid="00242418" officeooo:paragraph-rsid="00242418" style:font-size-asian="9.60000038146973pt" style:font-weight-asian="normal" style:font-size-complex="11pt" style:font-weight-complex="normal"/>
    </style:style>
    <style:style style:name="P63" style:family="paragraph" style:parent-style-name="Standard">
      <style:paragraph-properties fo:text-align="start" style:justify-single-word="false"/>
      <style:text-properties fo:color="#3465a4" loext:opacity="100%" style:font-name="arial" fo:font-size="11pt" fo:font-weight="normal" officeooo:rsid="002615ef" officeooo:paragraph-rsid="002615ef" style:font-size-asian="9.60000038146973pt" style:font-weight-asian="normal" style:font-size-complex="11pt" style:font-weight-complex="normal"/>
    </style:style>
    <style:style style:name="P64" style:family="paragraph" style:parent-style-name="Standard">
      <style:paragraph-properties fo:text-align="start" style:justify-single-word="false"/>
      <style:text-properties fo:color="#3465a4" loext:opacity="100%" style:font-name="arial" fo:font-size="11pt" fo:font-weight="normal" officeooo:rsid="00534339" officeooo:paragraph-rsid="00534339" style:font-size-asian="9.60000038146973pt" style:font-weight-asian="normal" style:font-size-complex="11pt" style:font-weight-complex="normal"/>
    </style:style>
    <style:style style:name="P65" style:family="paragraph" style:parent-style-name="Standard">
      <style:paragraph-properties fo:text-align="start" style:justify-single-word="false"/>
      <style:text-properties fo:color="#3465a4" loext:opacity="100%" style:font-name="arial" fo:font-size="11pt" fo:font-weight="normal" style:font-size-asian="9.60000038146973pt" style:font-weight-asian="normal" style:font-size-complex="11pt" style:font-weight-complex="normal"/>
    </style:style>
    <style:style style:name="P66" style:family="paragraph" style:parent-style-name="Standard">
      <style:paragraph-properties fo:text-align="start" style:justify-single-word="false"/>
      <style:text-properties fo:color="#3465a4" loext:opacity="100%" style:font-name="arial" fo:font-size="11pt" fo:font-weight="normal" officeooo:paragraph-rsid="0062afda" style:font-size-asian="9.60000038146973pt" style:font-weight-asian="normal" style:font-size-complex="11pt" style:font-weight-complex="normal"/>
    </style:style>
    <style:style style:name="P67" style:family="paragraph" style:parent-style-name="Standard">
      <style:paragraph-properties fo:text-align="start" style:justify-single-word="false"/>
      <style:text-properties fo:color="#3465a4" loext:opacity="100%" style:font-name="arial" fo:font-size="11pt" fo:font-style="normal" fo:font-weight="normal" officeooo:rsid="0026c4e2" officeooo:paragraph-rsid="0026c4e2" style:font-size-asian="9.60000038146973pt" style:font-style-asian="normal" style:font-weight-asian="normal" style:font-size-complex="11pt" style:font-style-complex="normal" style:font-weight-complex="normal"/>
    </style:style>
    <style:style style:name="P68" style:family="paragraph" style:parent-style-name="Standard">
      <style:paragraph-properties fo:text-align="start" style:justify-single-word="false"/>
      <style:text-properties fo:color="#3465a4" loext:opacity="100%" style:font-name="arial" fo:font-size="11pt" fo:font-style="normal" fo:font-weight="normal" officeooo:rsid="0027cd73" officeooo:paragraph-rsid="0027cd73" style:font-size-asian="9.60000038146973pt" style:font-style-asian="normal" style:font-weight-asian="normal" style:font-size-complex="11pt" style:font-style-complex="normal" style:font-weight-complex="normal"/>
    </style:style>
    <style:style style:name="P69" style:family="paragraph" style:parent-style-name="Standard">
      <style:paragraph-properties fo:text-align="start" style:justify-single-word="false"/>
      <style:text-properties fo:color="#3465a4" loext:opacity="100%" style:font-name="arial" fo:font-size="11pt" fo:font-style="normal" fo:font-weight="normal" officeooo:rsid="0028eff7" officeooo:paragraph-rsid="0028eff7" style:font-size-asian="9.60000038146973pt" style:font-style-asian="normal" style:font-weight-asian="normal" style:font-size-complex="11pt" style:font-style-complex="normal" style:font-weight-complex="normal"/>
    </style:style>
    <style:style style:name="P70" style:family="paragraph" style:parent-style-name="Standard">
      <style:paragraph-properties fo:text-align="start" style:justify-single-word="false"/>
      <style:text-properties fo:color="#3465a4"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71" style:family="paragraph" style:parent-style-name="Standard">
      <style:paragraph-properties fo:text-align="start" style:justify-single-word="false"/>
      <style:text-properties fo:color="#3465a4" loext:opacity="100%" style:font-name="arial" fo:font-size="11pt" fo:font-style="normal" fo:font-weight="normal" officeooo:rsid="002aee58" officeooo:paragraph-rsid="002aee58" style:font-size-asian="9.60000038146973pt" style:font-style-asian="normal" style:font-weight-asian="normal" style:font-size-complex="11pt" style:font-style-complex="normal" style:font-weight-complex="normal"/>
    </style:style>
    <style:style style:name="P72" style:family="paragraph" style:parent-style-name="Standard">
      <style:paragraph-properties fo:text-align="start" style:justify-single-word="false"/>
      <style:text-properties fo:color="#3465a4" loext:opacity="100%" style:font-name="arial" fo:font-size="11pt" fo:font-style="normal" fo:font-weight="normal" officeooo:rsid="002aee58" officeooo:paragraph-rsid="00469491" style:font-size-asian="9.60000038146973pt" style:font-style-asian="normal" style:font-weight-asian="normal" style:font-size-complex="11pt" style:font-style-complex="normal" style:font-weight-complex="normal"/>
    </style:style>
    <style:style style:name="P73" style:family="paragraph" style:parent-style-name="Standard">
      <style:paragraph-properties fo:text-align="start" style:justify-single-word="false"/>
      <style:text-properties fo:color="#3465a4" loext:opacity="100%" style:font-name="arial" fo:font-size="11pt" fo:font-style="normal" fo:font-weight="normal" officeooo:rsid="002bd292" officeooo:paragraph-rsid="002bd292" style:font-size-asian="9.60000038146973pt" style:font-style-asian="normal" style:font-weight-asian="normal" style:font-size-complex="11pt" style:font-style-complex="normal" style:font-weight-complex="normal"/>
    </style:style>
    <style:style style:name="P74" style:family="paragraph" style:parent-style-name="Standard">
      <style:paragraph-properties fo:text-align="start" style:justify-single-word="false"/>
      <style:text-properties fo:color="#3465a4" loext:opacity="100%" style:font-name="arial" fo:font-size="11pt" fo:font-style="normal" fo:font-weight="normal" officeooo:rsid="002d91f3" officeooo:paragraph-rsid="002d91f3" style:font-size-asian="9.60000038146973pt" style:font-style-asian="normal" style:font-weight-asian="normal" style:font-size-complex="11pt" style:font-style-complex="normal" style:font-weight-complex="normal"/>
    </style:style>
    <style:style style:name="P75" style:family="paragraph" style:parent-style-name="Standard">
      <style:paragraph-properties fo:text-align="start" style:justify-single-word="false"/>
      <style:text-properties fo:color="#3465a4" loext:opacity="100%" style:font-name="arial" fo:font-size="11pt" fo:font-style="normal" fo:font-weight="normal" officeooo:rsid="002eb0ac" officeooo:paragraph-rsid="002eb0ac" style:font-size-asian="9.60000038146973pt" style:font-style-asian="normal" style:font-weight-asian="normal" style:font-size-complex="11pt" style:font-style-complex="normal" style:font-weight-complex="normal"/>
    </style:style>
    <style:style style:name="P76" style:family="paragraph" style:parent-style-name="Standard">
      <style:paragraph-properties fo:text-align="start" style:justify-single-word="false"/>
      <style:text-properties fo:color="#3465a4" loext:opacity="100%" style:font-name="arial" fo:font-size="11pt" fo:font-style="normal" fo:font-weight="normal" officeooo:rsid="002feb25" officeooo:paragraph-rsid="002feb25" style:font-size-asian="9.60000038146973pt" style:font-style-asian="normal" style:font-weight-asian="normal" style:font-size-complex="11pt" style:font-style-complex="normal" style:font-weight-complex="normal"/>
    </style:style>
    <style:style style:name="P77" style:family="paragraph" style:parent-style-name="Standard">
      <style:paragraph-properties fo:text-align="start" style:justify-single-word="false"/>
      <style:text-properties fo:color="#3465a4" loext:opacity="100%" style:font-name="arial" fo:font-size="11pt" fo:font-style="normal" style:text-underline-style="none" officeooo:rsid="004efce5" officeooo:paragraph-rsid="004efce5" style:font-size-asian="9.60000038146973pt" style:font-style-asian="normal" style:font-size-complex="11pt" style:font-style-complex="normal"/>
    </style:style>
    <style:style style:name="P78" style:family="paragraph" style:parent-style-name="Table_20_Contents">
      <style:paragraph-properties fo:text-align="center" style:justify-single-word="false"/>
      <style:text-properties fo:color="#3465a4" loext:opacity="100%" style:font-name="arial" fo:font-size="11pt" fo:font-style="normal" officeooo:rsid="00572e06" officeooo:paragraph-rsid="00572e06" style:font-size-asian="9.60000038146973pt" style:font-style-asian="normal" style:font-size-complex="11pt" style:font-style-complex="normal"/>
    </style:style>
    <style:style style:name="P79" style:family="paragraph" style:parent-style-name="Table_20_Contents">
      <style:paragraph-properties fo:text-align="center" style:justify-single-word="false"/>
      <style:text-properties fo:color="#3465a4" loext:opacity="100%" style:font-name="arial" fo:font-size="11pt" fo:font-style="normal" officeooo:rsid="005749be" officeooo:paragraph-rsid="005749be" style:font-size-asian="9.60000038146973pt" style:font-style-asian="normal" style:font-size-complex="11pt" style:font-style-complex="normal"/>
    </style:style>
    <style:style style:name="P80" style:family="paragraph" style:parent-style-name="Standard">
      <style:paragraph-properties fo:text-align="start" style:justify-single-word="false"/>
      <style:text-properties fo:color="#3465a4" loext:opacity="100%" style:font-name="arial" fo:font-size="11pt" fo:font-style="normal" officeooo:rsid="00644eae" officeooo:paragraph-rsid="00644eae" style:font-size-asian="9.60000038146973pt" style:font-style-asian="normal" style:font-size-complex="11pt" style:font-style-complex="normal"/>
    </style:style>
    <style:style style:name="P81" style:family="paragraph" style:parent-style-name="Standard">
      <style:paragraph-properties fo:text-align="start" style:justify-single-word="false"/>
      <style:text-properties fo:color="#3465a4" loext:opacity="100%" style:font-name="arial" fo:font-size="11pt" officeooo:rsid="003079d4" officeooo:paragraph-rsid="003079d4" style:font-size-asian="9.60000038146973pt" style:font-size-complex="11pt"/>
    </style:style>
    <style:style style:name="P82" style:family="paragraph" style:parent-style-name="Standard">
      <style:paragraph-properties fo:text-align="start" style:justify-single-word="false"/>
      <style:text-properties fo:color="#3465a4" loext:opacity="100%" style:font-name="arial" fo:font-size="11pt" officeooo:rsid="0033abe6" officeooo:paragraph-rsid="0033abe6" style:font-size-asian="9.60000038146973pt" style:font-size-complex="11pt"/>
    </style:style>
    <style:style style:name="P83" style:family="paragraph" style:parent-style-name="Standard">
      <style:paragraph-properties fo:text-align="start" style:justify-single-word="false"/>
      <style:text-properties fo:color="#3465a4" loext:opacity="100%" style:font-name="arial" fo:font-size="11pt" officeooo:rsid="002615ef" officeooo:paragraph-rsid="002615ef" style:font-size-asian="9.60000038146973pt" style:font-size-complex="11pt"/>
    </style:style>
    <style:style style:name="P84" style:family="paragraph" style:parent-style-name="Standard">
      <style:paragraph-properties fo:text-align="start" style:justify-single-word="false"/>
      <style:text-properties fo:color="#3465a4" loext:opacity="100%" style:font-name="arial" fo:font-size="11pt" style:font-size-asian="9.60000038146973pt" style:font-size-complex="11pt"/>
    </style:style>
    <style:style style:name="P85" style:family="paragraph" style:parent-style-name="Standard">
      <style:paragraph-properties fo:text-align="start" style:justify-single-word="false"/>
      <style:text-properties fo:color="#3465a4" loext:opacity="100%" style:font-name="arial" fo:font-size="11pt" style:text-underline-style="none" style:font-size-asian="9.60000038146973pt" style:font-size-complex="11pt"/>
    </style:style>
    <style:style style:name="P86" style:family="paragraph" style:parent-style-name="Standard">
      <style:paragraph-properties fo:text-align="start" style:justify-single-word="false"/>
      <style:text-properties fo:color="#3465a4" loext:opacity="100%" style:font-name="arial" fo:font-size="11pt" style:text-underline-style="none" officeooo:rsid="003d8a27" officeooo:paragraph-rsid="003d8a27" style:font-size-asian="9.60000038146973pt" style:font-size-complex="11pt"/>
    </style:style>
    <style:style style:name="P87" style:family="paragraph" style:parent-style-name="Standard">
      <style:paragraph-properties fo:text-align="start" style:justify-single-word="false"/>
      <style:text-properties fo:color="#3465a4" loext:opacity="100%" style:font-name="arial" fo:font-size="11pt" style:text-underline-style="none" officeooo:rsid="003df5b2" officeooo:paragraph-rsid="003df5b2" style:font-size-asian="9.60000038146973pt" style:font-size-complex="11pt"/>
    </style:style>
    <style:style style:name="P88" style:family="paragraph" style:parent-style-name="Standard">
      <style:paragraph-properties fo:text-align="start" style:justify-single-word="false"/>
      <style:text-properties fo:color="#3465a4" loext:opacity="100%" style:font-name="arial" fo:font-size="11pt" style:text-underline-style="none" officeooo:rsid="003f3f98" officeooo:paragraph-rsid="003f3f98" style:font-size-asian="9.60000038146973pt" style:font-size-complex="11pt"/>
    </style:style>
    <style:style style:name="P89" style:family="paragraph" style:parent-style-name="Standard">
      <style:paragraph-properties fo:text-align="start" style:justify-single-word="false"/>
      <style:text-properties fo:color="#3465a4" loext:opacity="100%" style:font-name="arial" fo:font-size="11pt" style:text-underline-style="none" officeooo:rsid="004efce5" officeooo:paragraph-rsid="004efce5" style:font-size-asian="9.60000038146973pt" style:font-size-complex="11pt"/>
    </style:style>
    <style:style style:name="P90" style:family="paragraph" style:parent-style-name="Standard">
      <style:paragraph-properties fo:text-align="start" style:justify-single-word="false"/>
      <style:text-properties fo:color="#3465a4" loext:opacity="100%" style:font-name="arial" fo:font-size="11pt" style:text-underline-style="none" officeooo:rsid="0050f6ad" officeooo:paragraph-rsid="0050f6ad" style:font-size-asian="9.60000038146973pt" style:font-size-complex="11pt"/>
    </style:style>
    <style:style style:name="P91" style:family="paragraph" style:parent-style-name="Standard">
      <style:paragraph-properties fo:text-align="start" style:justify-single-word="false"/>
      <style:text-properties fo:color="#3465a4" loext:opacity="100%" style:font-name="arial" fo:font-size="11pt" style:text-underline-style="none" fo:font-weight="normal" officeooo:rsid="005225f2" officeooo:paragraph-rsid="005225f2" style:font-size-asian="9.60000038146973pt" style:font-weight-asian="normal" style:font-size-complex="11pt" style:font-weight-complex="normal"/>
    </style:style>
    <style:style style:name="P92" style:family="paragraph" style:parent-style-name="Standard">
      <style:paragraph-properties fo:text-align="start" style:justify-single-word="false"/>
      <style:text-properties fo:color="#3465a4" loext:opacity="100%" style:font-name="arial" fo:font-size="11pt" style:text-underline-style="none" fo:font-weight="normal" officeooo:rsid="005225f2" officeooo:paragraph-rsid="0056d68b" style:font-size-asian="9.60000038146973pt" style:font-weight-asian="normal" style:font-size-complex="11pt" style:font-weight-complex="normal"/>
    </style:style>
    <style:style style:name="P93" style:family="paragraph" style:parent-style-name="Standard">
      <style:paragraph-properties fo:text-align="start" style:justify-single-word="false"/>
      <style:text-properties fo:color="#3465a4" loext:opacity="100%" style:font-name="arial" fo:font-size="11pt" style:text-underline-style="none" fo:font-weight="normal" officeooo:rsid="0056d68b" officeooo:paragraph-rsid="0056d68b" style:font-size-asian="9.60000038146973pt" style:font-weight-asian="normal" style:font-size-complex="11pt" style:font-weight-complex="normal"/>
    </style:style>
    <style:style style:name="P94" style:family="paragraph" style:parent-style-name="Table_20_Contents">
      <style:paragraph-properties fo:text-align="start" style:justify-single-word="false"/>
      <style:text-properties fo:color="#3465a4" loext:opacity="100%" style:font-name="arial" fo:font-size="9pt" fo:font-style="normal" officeooo:rsid="00572e06" officeooo:paragraph-rsid="00572e06" style:font-size-asian="7.84999990463257pt" style:font-style-asian="normal" style:font-size-complex="9pt" style:font-style-complex="normal"/>
    </style:style>
    <style:style style:name="P95" style:family="paragraph" style:parent-style-name="Table_20_Contents">
      <style:paragraph-properties fo:text-align="start" style:justify-single-word="false"/>
      <style:text-properties fo:color="#3465a4" loext:opacity="100%" style:font-name="arial" fo:font-size="9pt" fo:font-style="normal" officeooo:rsid="005749be" officeooo:paragraph-rsid="005749be" style:font-size-asian="9pt" style:font-style-asian="normal" style:font-size-complex="9pt" style:font-style-complex="normal"/>
    </style:style>
    <style:style style:name="P96" style:family="paragraph" style:parent-style-name="Table_20_Contents">
      <style:paragraph-properties fo:text-align="start" style:justify-single-word="false"/>
      <style:text-properties fo:color="#3465a4" loext:opacity="100%" style:font-name="arial" fo:font-size="9pt" fo:font-style="normal" officeooo:paragraph-rsid="005749be" style:font-size-asian="9pt" style:font-style-asian="normal" style:font-size-complex="9pt" style:font-style-complex="normal"/>
    </style:style>
    <style:style style:name="P97" style:family="paragraph" style:parent-style-name="Table_20_Contents">
      <style:paragraph-properties fo:text-align="center" style:justify-single-word="false"/>
      <style:text-properties fo:color="#3465a4" loext:opacity="100%" style:font-name="arial" fo:font-size="9pt" officeooo:rsid="005a86bc" officeooo:paragraph-rsid="005a86bc" style:font-size-asian="9pt" style:font-size-complex="9pt"/>
    </style:style>
    <style:style style:name="P98" style:family="paragraph" style:parent-style-name="Table_20_Contents">
      <style:paragraph-properties fo:text-align="start" style:justify-single-word="false"/>
      <style:text-properties fo:color="#3465a4" loext:opacity="100%" style:font-name="arial" fo:font-size="9pt" officeooo:rsid="005a86bc" officeooo:paragraph-rsid="005a86bc" style:font-size-asian="9pt" style:font-size-complex="9pt"/>
    </style:style>
    <style:style style:name="P99" style:family="paragraph" style:parent-style-name="Table_20_Contents">
      <style:paragraph-properties fo:text-align="start" style:justify-single-word="false"/>
      <style:text-properties fo:color="#3465a4" loext:opacity="100%" style:font-name="arial" fo:font-size="9pt" officeooo:rsid="005c2e50" officeooo:paragraph-rsid="005c2e50" style:font-size-asian="9pt" style:font-size-complex="9pt"/>
    </style:style>
    <style:style style:name="P100" style:family="paragraph" style:parent-style-name="Table_20_Contents">
      <style:paragraph-properties fo:text-align="center" style:justify-single-word="false"/>
      <style:text-properties fo:color="#3465a4" loext:opacity="100%" style:font-name="arial" fo:font-size="9pt" officeooo:rsid="005c2e50" officeooo:paragraph-rsid="005c2e50" style:font-size-asian="9pt" style:font-size-complex="9pt"/>
    </style:style>
    <style:style style:name="P101" style:family="paragraph" style:parent-style-name="Table_20_Contents">
      <style:paragraph-properties fo:text-align="center" style:justify-single-word="false"/>
      <style:text-properties fo:color="#3465a4" loext:opacity="100%" style:font-name="arial" fo:font-size="9pt" fo:font-weight="bold" officeooo:rsid="005a86bc" officeooo:paragraph-rsid="005a86bc" style:font-size-asian="9pt" style:font-weight-asian="bold" style:font-size-complex="9pt" style:font-weight-complex="bold"/>
    </style:style>
    <style:style style:name="P102" style:family="paragraph" style:parent-style-name="Table_20_Contents">
      <style:paragraph-properties fo:text-align="center" style:justify-single-word="false"/>
      <style:text-properties fo:color="#3465a4" loext:opacity="100%" style:font-name="arial" fo:font-size="9pt" fo:font-weight="bold" officeooo:rsid="005c2e50" officeooo:paragraph-rsid="005c2e50" style:font-size-asian="9pt" style:font-weight-asian="bold" style:font-size-complex="9pt" style:font-weight-complex="bold"/>
    </style:style>
    <style:style style:name="P103" style:family="paragraph" style:parent-style-name="Standard">
      <style:paragraph-properties fo:text-align="start" style:justify-single-word="false"/>
      <style:text-properties fo:color="#c9211e" loext:opacity="100%" style:font-name="arial" fo:font-size="11pt" style:text-underline-style="none" style:font-size-asian="9.60000038146973pt" style:font-size-complex="11pt"/>
    </style:style>
    <style:style style:name="P104" style:family="paragraph" style:parent-style-name="Standard">
      <style:paragraph-properties fo:text-align="start" style:justify-single-word="false"/>
      <style:text-properties fo:color="#c9211e" loext:opacity="100%" style:font-name="arial" fo:font-size="11pt" fo:font-style="normal" officeooo:rsid="0064b1be" officeooo:paragraph-rsid="0064b1be" style:font-size-asian="9.60000038146973pt" style:font-style-asian="normal" style:font-size-complex="11pt" style:font-style-complex="normal"/>
    </style:style>
    <style:style style:name="P105" style:family="paragraph" style:parent-style-name="Standard">
      <style:paragraph-properties fo:text-align="start" style:justify-single-word="false"/>
      <style:text-properties fo:color="#c9211e" loext:opacity="100%" style:font-name="arial" fo:font-size="11pt" fo:font-weight="normal" style:font-size-asian="9.60000038146973pt" style:font-weight-asian="normal" style:font-size-complex="11pt" style:font-weight-complex="normal"/>
    </style:style>
    <style:style style:name="P106" style:family="paragraph" style:parent-style-name="Standard">
      <style:paragraph-properties fo:text-align="start" style:justify-single-word="false"/>
      <style:text-properties fo:color="#5983b0" loext:opacity="100%" style:font-name="arial" fo:font-size="11pt" fo:font-style="normal" fo:font-weight="normal" officeooo:rsid="004707ee" officeooo:paragraph-rsid="004707ee" style:font-size-asian="9.60000038146973pt" style:font-style-asian="normal" style:font-weight-asian="normal" style:font-size-complex="11pt" style:font-style-complex="normal" style:font-weight-complex="normal"/>
    </style:style>
    <style:style style:name="P107" style:family="paragraph" style:parent-style-name="Standard">
      <style:paragraph-properties fo:text-align="start" style:justify-single-word="false"/>
      <style:text-properties fo:color="#5983b0" loext:opacity="100%" style:font-name="arial" fo:font-size="11pt" style:text-underline-style="none" officeooo:rsid="004707ee" officeooo:paragraph-rsid="004707ee" style:font-size-asian="9.60000038146973pt" style:font-size-complex="11pt"/>
    </style:style>
    <style:style style:name="P108" style:family="paragraph" style:parent-style-name="Standard">
      <style:paragraph-properties fo:text-align="start" style:justify-single-word="false"/>
      <style:text-properties fo:color="#5983b0" loext:opacity="100%" style:font-name="arial" fo:font-size="11pt" style:text-underline-style="none" officeooo:rsid="00487a52" officeooo:paragraph-rsid="00487a52" style:font-size-asian="9.60000038146973pt" style:font-size-complex="11pt"/>
    </style:style>
    <style:style style:name="P109" style:family="paragraph" style:parent-style-name="Standard" style:list-style-name="L1">
      <style:paragraph-properties fo:text-align="start" style:justify-single-word="false"/>
      <style:text-properties fo:color="#3465a4" loext:opacity="100%" style:font-name="arial" fo:font-size="11pt" fo:font-weight="normal" officeooo:rsid="00242418" officeooo:paragraph-rsid="00242418" style:font-size-asian="9.60000038146973pt" style:font-weight-asian="normal" style:font-size-complex="11pt" style:font-weight-complex="normal"/>
    </style:style>
    <style:style style:name="P110" style:family="paragraph" style:parent-style-name="Standard" style:list-style-name="L2">
      <style:paragraph-properties fo:text-align="start" style:justify-single-word="false"/>
      <style:text-properties fo:color="#3465a4" loext:opacity="100%" style:font-name="arial" fo:font-size="11pt" fo:font-style="normal" fo:font-weight="normal" officeooo:rsid="002d91f3" officeooo:paragraph-rsid="002d91f3" style:font-size-asian="9.60000038146973pt" style:font-style-asian="normal" style:font-weight-asian="normal" style:font-size-complex="11pt" style:font-style-complex="normal" style:font-weight-complex="normal"/>
    </style:style>
    <style:style style:name="P111" style:family="paragraph" style:parent-style-name="Standard">
      <style:paragraph-properties fo:text-align="start" style:justify-single-word="false"/>
      <style:text-properties fo:color="#3465a4" loext:opacity="100%" style:font-name="arial" fo:font-size="11pt" fo:font-style="normal" officeooo:rsid="0067c70c" officeooo:paragraph-rsid="0067c70c" style:font-size-asian="9.60000038146973pt" style:font-style-asian="normal" style:font-size-complex="11pt" style:font-style-complex="normal"/>
    </style:style>
    <style:style style:name="P112" style:family="paragraph" style:parent-style-name="Standard">
      <style:paragraph-properties fo:text-align="start" style:justify-single-word="false"/>
      <style:text-properties fo:color="#3465a4" loext:opacity="100%" style:font-name="arial" fo:font-size="11pt" fo:font-style="normal" officeooo:rsid="00681e76" officeooo:paragraph-rsid="00681e76" style:font-size-asian="9.60000038146973pt" style:font-style-asian="normal" style:font-size-complex="11pt" style:font-style-complex="normal"/>
    </style:style>
    <style:style style:name="P113" style:family="paragraph" style:parent-style-name="Standard">
      <style:paragraph-properties fo:text-align="start" style:justify-single-word="false"/>
      <style:text-properties fo:color="#3465a4" loext:opacity="100%" style:font-name="arial" fo:font-size="11pt" style:font-size-asian="9.60000038146973pt" style:font-size-complex="11pt"/>
    </style:style>
    <style:style style:name="P114" style:family="paragraph" style:parent-style-name="Standard" style:list-style-name="L1">
      <style:paragraph-properties fo:text-align="start" style:justify-single-word="false"/>
      <style:text-properties officeooo:rsid="002615ef" officeooo:paragraph-rsid="002615ef"/>
    </style:style>
    <style:style style:name="P115" style:family="paragraph" style:parent-style-name="Standard">
      <style:paragraph-properties fo:text-align="start" style:justify-single-word="false"/>
      <style:text-properties fo:color="#000000" loext:opacity="100%" style:font-name="arial" fo:font-size="11pt" fo:font-style="normal" fo:font-weight="normal" officeooo:rsid="001ffb3a" officeooo:paragraph-rsid="001ffb3a" style:font-size-asian="9.60000038146973pt" style:font-style-asian="normal" style:font-weight-asian="normal" style:font-size-complex="11pt" style:font-style-complex="normal" style:font-weight-complex="normal"/>
    </style:style>
    <style:style style:name="P116" style:family="paragraph" style:parent-style-name="Standard">
      <style:paragraph-properties fo:text-align="start" style:justify-single-word="false"/>
      <style:text-properties fo:color="#000000" loext:opacity="100%" style:font-name="arial" fo:font-size="11pt" fo:font-style="normal" officeooo:rsid="0064b1be" officeooo:paragraph-rsid="0064b1be" style:font-size-asian="9.60000038146973pt" style:font-style-asian="normal" style:font-size-complex="11pt" style:font-style-complex="normal"/>
    </style:style>
    <style:style style:name="P117" style:family="paragraph" style:parent-style-name="Standard">
      <style:paragraph-properties fo:text-align="start" style:justify-single-word="false"/>
      <style:text-properties fo:color="#000000" loext:opacity="100%" style:font-name="arial" fo:font-size="11pt" fo:font-style="normal" officeooo:rsid="00681e76" officeooo:paragraph-rsid="00681e76" style:font-size-asian="9.60000038146973pt" style:font-style-asian="normal" style:font-size-complex="11pt" style:font-style-complex="normal"/>
    </style:style>
    <style:style style:name="P118" style:family="paragraph" style:parent-style-name="Standard">
      <style:paragraph-properties fo:text-align="center" style:justify-single-word="false" fo:break-before="page"/>
      <style:text-properties fo:color="#000000" loext:opacity="100%" style:font-name="arial" fo:font-size="26pt" fo:font-style="normal" officeooo:rsid="0064b1be" officeooo:paragraph-rsid="0064b1be" style:font-size-asian="26pt" style:font-style-asian="normal" style:font-size-complex="26pt" style:font-style-complex="normal"/>
    </style:style>
    <style:style style:name="P119" style:family="paragraph" style:parent-style-name="Standard">
      <style:paragraph-properties fo:text-align="start" style:justify-single-word="false"/>
      <style:text-properties fo:color="#000000" loext:opacity="100%" style:font-name="arial" fo:font-size="14pt" fo:font-style="normal" fo:font-weight="bold" officeooo:rsid="0064b1be" officeooo:paragraph-rsid="0064b1be" style:font-size-asian="14pt" style:font-style-asian="normal" style:font-weight-asian="bold" style:font-size-complex="14pt" style:font-style-complex="normal" style:font-weight-complex="bold"/>
    </style:style>
    <style:style style:name="P120" style:family="paragraph" style:parent-style-name="Standard">
      <style:paragraph-properties fo:text-align="start" style:justify-single-word="false" fo:break-before="page"/>
      <style:text-properties fo:color="#000000" loext:opacity="100%" style:font-name="arial" fo:font-size="14pt" fo:font-style="normal" fo:font-weight="bold" officeooo:rsid="0064b1be" officeooo:paragraph-rsid="0064b1be" style:font-size-asian="14pt" style:font-style-asian="normal" style:font-weight-asian="bold" style:font-size-complex="14pt" style:font-style-complex="normal" style:font-weight-complex="bold"/>
    </style:style>
    <style:style style:name="P121" style:family="paragraph" style:parent-style-name="Standard">
      <style:paragraph-properties fo:text-align="start" style:justify-single-word="false"/>
      <style:text-properties fo:color="#c9211e" loext:opacity="100%" style:font-name="arial" fo:font-size="11pt" fo:font-style="normal" officeooo:rsid="0064b1be" officeooo:paragraph-rsid="0064b1be" style:font-size-asian="9.60000038146973pt" style:font-style-asian="normal" style:font-size-complex="11pt" style:font-style-complex="normal"/>
    </style:style>
    <style:style style:name="P122" style:family="paragraph" style:parent-style-name="Standard">
      <style:paragraph-properties fo:text-align="start" style:justify-single-word="false"/>
      <style:text-properties fo:color="#c9211e" loext:opacity="100%" style:font-name="arial" fo:font-size="11pt" fo:font-style="normal" officeooo:rsid="0064b1be" officeooo:paragraph-rsid="00685243" style:font-size-asian="9.60000038146973pt" style:font-style-asian="normal" style:font-size-complex="11pt" style:font-style-complex="normal"/>
    </style:style>
    <style:style style:name="P123" style:family="paragraph" style:parent-style-name="Standard">
      <style:paragraph-properties fo:text-align="start" style:justify-single-word="false"/>
      <style:text-properties fo:color="#c9211e" loext:opacity="100%" style:font-name="arial" fo:font-size="11pt" fo:font-style="normal" officeooo:rsid="00685243" officeooo:paragraph-rsid="00685243" style:font-size-asian="9.60000038146973pt" style:font-style-asian="normal" style:font-size-complex="11pt" style:font-style-complex="normal"/>
    </style:style>
    <style:style style:name="T1" style:family="text">
      <style:text-properties fo:font-style="italic" style:font-style-asian="italic" style:font-style-complex="italic"/>
    </style:style>
    <style:style style:name="T2" style:family="text">
      <style:text-properties officeooo:rsid="001ffb3a"/>
    </style:style>
    <style:style style:name="T3" style:family="text">
      <style:text-properties officeooo:rsid="0020c07b"/>
    </style:style>
    <style:style style:name="T4" style:family="text">
      <style:text-properties fo:color="#3465a4" loext:opacity="100%"/>
    </style:style>
    <style:style style:name="T5" style:family="text">
      <style:text-properties fo:color="#3465a4" loext:opacity="100%" style:font-name="arial" fo:font-size="11pt" fo:font-weight="normal" style:font-size-asian="9.60000038146973pt" style:font-weight-asian="normal" style:font-size-complex="11pt" style:font-weight-complex="normal"/>
    </style:style>
    <style:style style:name="T6" style:family="text">
      <style:text-properties fo:color="#3465a4" loext:opacity="100%" style:font-name="arial" fo:font-size="11pt" fo:font-weight="normal" officeooo:rsid="00242418" style:font-size-asian="9.60000038146973pt" style:font-weight-asian="normal" style:font-size-complex="11pt" style:font-weight-complex="normal"/>
    </style:style>
    <style:style style:name="T7" style:family="text">
      <style:text-properties fo:color="#3465a4" loext:opacity="100%" style:font-name="arial" fo:font-size="11pt" fo:font-style="italic" fo:font-weight="normal" style:font-size-asian="9.60000038146973pt" style:font-style-asian="italic" style:font-weight-asian="normal" style:font-size-complex="11pt" style:font-style-complex="italic" style:font-weight-complex="normal"/>
    </style:style>
    <style:style style:name="T8" style:family="text">
      <style:text-properties fo:color="#3465a4" loext:opacity="100%" officeooo:rsid="005d51c4"/>
    </style:style>
    <style:style style:name="T9" style:family="text">
      <style:text-properties officeooo:rsid="002bd292"/>
    </style:style>
    <style:style style:name="T10" style:family="text">
      <style:text-properties officeooo:rsid="002d91f3"/>
    </style:style>
    <style:style style:name="T11" style:family="text">
      <style:text-properties officeooo:rsid="003df5b2"/>
    </style:style>
    <style:style style:name="T12" style:family="text">
      <style:text-properties officeooo:rsid="003f1ea4"/>
    </style:style>
    <style:style style:name="T13" style:family="text">
      <style:text-properties fo:color="#5983b0" loext:opacity="100%"/>
    </style:style>
    <style:style style:name="T14" style:family="text">
      <style:text-properties officeooo:rsid="0044cb7b"/>
    </style:style>
    <style:style style:name="T15" style:family="text">
      <style:text-properties officeooo:rsid="004707ee"/>
    </style:style>
    <style:style style:name="T16" style:family="text">
      <style:text-properties officeooo:rsid="004a1820"/>
    </style:style>
    <style:style style:name="T17" style:family="text">
      <style:text-properties officeooo:rsid="004ca3f4"/>
    </style:style>
    <style:style style:name="T18" style:family="text">
      <style:text-properties officeooo:rsid="0050f6ad"/>
    </style:style>
    <style:style style:name="T19" style:family="text">
      <style:text-properties fo:font-weight="normal"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5749be" style:font-weight-asian="bold" style:font-weight-complex="bold"/>
    </style:style>
    <style:style style:name="T22" style:family="text">
      <style:text-properties officeooo:rsid="005749be"/>
    </style:style>
    <style:style style:name="T23" style:family="text">
      <style:text-properties officeooo:rsid="005c8808"/>
    </style:style>
    <style:style style:name="T24" style:family="text">
      <style:text-properties officeooo:rsid="005ebd0d"/>
    </style:style>
    <style:style style:name="T25" style:family="text">
      <style:text-properties officeooo:rsid="00617c76"/>
    </style:style>
    <style:style style:name="T26" style:family="text">
      <style:text-properties officeooo:rsid="0062afda"/>
    </style:style>
    <style:style style:name="T27" style:family="text">
      <style:text-properties officeooo:rsid="00681e76"/>
    </style:style>
    <style:style style:name="T28" style:family="text">
      <style:text-properties fo:color="#c9211e" loext:opacity="100%"/>
    </style:style>
    <style:style style:name="T29" style:family="text">
      <style:text-properties fo:color="#c9211e" loext:opacity="100%" officeooo:rsid="00685243"/>
    </style:style>
    <style:style style:name="T30" style:family="text">
      <style:text-properties officeooo:rsid="0068524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jercicios I – Tema 5</text:p>
      <text:p text:style-name="P5"/>
      <text:p text:style-name="P23">Ejercicio 1 – Cuestiones breves del tema</text:p>
      <text:p text:style-name="P10"/>
      <text:p text:style-name="P10">Contesta de forma concisa a las siguientes cuestiones. Para responder algunas de ellas deberás investigar en el nuevo sistema operativo que has instalado.</text:p>
      <text:p text:style-name="P10"/>
      <text:p text:style-name="P10">a) ¿A qué equivale el shell de Linux en sistemas operativos Windows?</text:p>
      <text:p text:style-name="P62">Equivale a la consola de comandos de Powershell</text:p>
      <text:p text:style-name="P62"/>
      <text:p text:style-name="P54">b) ¿Se pueden utilizar diferentes shell en un mismo sistema operativo Linux?</text:p>
      <text:p text:style-name="P62">Dependiendo del al distribución puede cambiar el shell, al más común es el Bash</text:p>
      <text:p text:style-name="P62"/>
      <text:p text:style-name="P54">c) ¿De qué formas se puede cerrar el sistema en Linux?</text:p>
      <text:list xml:id="list923059190" text:style-name="L1">
        <text:list-item>
          <text:p text:style-name="P109">Mediante el icono de aplicaciones de la barra de tareas -&gt; botón apagado -&gt; Apagar</text:p>
        </text:list-item>
        <text:list-item>
          <text:p text:style-name="P109">Usando la combinación de teclas Alt + F4 -&gt; Apagar</text:p>
        </text:list-item>
        <text:list-item>
          <text:p text:style-name="P114"><text:span text:style-name="T6">E</text:span><text:span text:style-name="T5">n la terminal con el comando </text:span><text:span text:style-name="T7">shutdown</text:span></text:p>
        </text:list-item>
      </text:list>
      <text:p text:style-name="P51"/>
      <text:p text:style-name="P51">d) ¿En qué carpeta se pueden encontrar algunos de los iconos de los que dispone Linux?</text:p>
      <text:p text:style-name="P106">Sin relevancia</text:p>
      <text:p text:style-name="P51">e) ¿Son modificables los iconos representativos de las carpetas en Linux?</text:p>
      <text:p text:style-name="P39">Si</text:p>
      <text:p text:style-name="P51">f) ¿De qué forma se introducen los parámetros o modificadores en las órdenes de redes de Linux?</text:p>
      <text:p text:style-name="P67">Primero se introduce la orden seguida de las opciones y por ´ultimo los argumentos</text:p>
      <text:p text:style-name="P51"/>
      <text:p text:style-name="P51">g) ¿Qué indica el símbolo el sistema: paco@ubuntupaco:~#?</text:p>
      <text:p text:style-name="P68">Nos indica el nombre del usuario, el nombre del equipo, en la ruta en la que nos encontramos y el tipo de usuario que somos.</text:p>
      <text:p text:style-name="P68"/>
      <text:p text:style-name="P53">h) ¿Cómo se representa el directorio raíz en Linux? Compáralo con Windows.</text:p>
      <text:p text:style-name="P69">Se representa con el carácter “ / “. En Windows se representa con c:\&gt;</text:p>
      <text:p text:style-name="P53"/>
      <text:p text:style-name="P53">i)¿Qué es un directorio en Linux?</text:p>
      <text:p text:style-name="P69">Es un tipo de archivo especial que puede contener otros directorios o archivos.</text:p>
      <text:p text:style-name="P51"/>
      <text:p text:style-name="P51">j)¿Cómo podemos saber en qué directorio nos encontramos en modo comando en Linux?</text:p>
      <text:p text:style-name="P71">Con el comando <text:span text:style-name="T1">pwd</text:span></text:p>
      <text:p text:style-name="P51"/>
      <text:p text:style-name="P51">k) ¿En qué parte de la estructura de directorios se almacena la información real de los archivos?</text:p>
      <text:p text:style-name="P71">En la carpeta /home</text:p>
      <text:p text:style-name="P51"/>
      <text:p text:style-name="P51">l) ¿En qué parte se almacena la estructura jerárquica de directorios?</text:p>
      <text:p text:style-name="P71">En el directorio raíz</text:p>
      <text:p text:style-name="P51"/>
      <text:p text:style-name="P51">m) ¿Se puede tener una partición de intercambio en un formato de archivos ext4?</text:p>
      <text:p text:style-name="P70"/>
      <text:p text:style-name="P51">n) ¿Se pueden definir particiones en Linux con formato FAT32?</text:p>
      <text:p text:style-name="P73">Si, Linux lo permite</text:p>
      <text:p text:style-name="P51"/>
      <text:p text:style-name="P51">o) ¿Cuál es el directorio equivalente a Usuarios de Windows en Linux?</text:p>
      <text:p text:style-name="P70">/ <text:span text:style-name="T9">home</text:span></text:p>
      <text:p text:style-name="P51"/>
      <text:p text:style-name="P52">p) ¿En qué directorio se encuentran los programas de administración del sistema?</text:p>
      <text:p text:style-name="P70">/ <text:span text:style-name="T10">sbin</text:span></text:p>
      <text:p text:style-name="P51"/>
      <text:p text:style-name="P51">q) Los directorios . y . . ¿existen siempre en cualquier directorio Linux?</text:p>
      <text:p text:style-name="P74">En todos excepto en el directorio raíz que solo existe el “.”</text:p>
      <text:p text:style-name="P51"/>
      <text:p text:style-name="P51">r) ¿De qué forma podemos ver la ayuda del comando ls de Linux?</text:p>
      <text:list xml:id="list770774530" text:style-name="L2">
        <text:list-item>
          <text:p text:style-name="P110">man ls</text:p>
        </text:list-item>
        <text:list-item>
          <text:p text:style-name="P110">ls --help</text:p>
        </text:list-item>
      </text:list>
      <text:p text:style-name="P51"/>
      <text:p text:style-name="P51">s) ¿Con qué orden se puede visualizar el directorio en el que nos encontramos actualmente?</text:p>
      <text:p text:style-name="P72">Con el comando <text:span text:style-name="T1">pwd</text:span></text:p>
      <text:p text:style-name="P51"/>
      <text:p text:style-name="P51">t)¿Se pueden utilizar caracteres comodín o metacaracteres con la orden mkdir?</text:p>
      <text:p text:style-name="P75">Se puede pero no es recomendable.</text:p>
      <text:p text:style-name="P51"/>
      <text:p text:style-name="P51">u) ¿Se pueden eliminar directorios que contienen otros subdirectorios con la orden rmdir?</text:p>
      <text:p text:style-name="P75">De normal no, pero añadiendo el parámetro -R se puede.</text:p>
      <text:p text:style-name="P51"/>
      <text:p text:style-name="P51">v) ¿Se pueden eliminar directorios con una sola orden rmdir que estén situados en diferentes rutas?</text:p>
      <text:p text:style-name="P76">Si, indicando las rutas de los directorios a borrar separadas con un espacio.</text:p>
      <text:p text:style-name="P51"/>
      <text:p text:style-name="P51">w) La orden mv, ¿sirve para cambiar la ubicación de un directorio o para cambiarle el nombre?</text:p>
      <text:p text:style-name="P76">Sirve para las dos cosas</text:p>
      <text:p text:style-name="P51"/>
      <text:p text:style-name="P57">Ejercicio 2 – Gestión de directorios con GNU/Linux</text:p>
      <text:p text:style-name="P51"/>
      <text:p text:style-name="P51">Teniendo en cuenta que te has validado en GNU/Linux como alumno y te encuentras en su carpeta realiza los siguientes ejercicios. Ahora mismo estás situado en /home/alumno.</text:p>
      <text:p text:style-name="P51"/>
      <text:p text:style-name="P56">1. Crea los directorios A, B, cosas, buenas, malas, música y clásica con una única sentencia y</text:p>
      <text:p text:style-name="P56">trayectoria absoluta.</text:p>
      <text:p text:style-name="P81">mkdir A A/cosas A/cosas/buenas A/cosas/malas B B/música B/música/clásica</text:p>
      <text:p text:style-name="P56"/>
      <text:p text:style-name="P56">2. Sitúate en malas. Desde ahí crea C, video, HD, infantil, series y película con una única sentencia y trayectoria relativa.</text:p>
      <text:p text:style-name="P82">cd A/cosas/malas</text:p>
      <text:p text:style-name="P82">mkdir ../../../C ../../../C/video ../../../C/video/HD ../../../C/video/HD/infantil ../../../C/video/HD/infantil/series ../../../C/video/HD/infantil/película</text:p>
      <text:p text:style-name="P82"/>
      <text:p text:style-name="P56">3. Sigues situado en malas. Crea un fichero llamado árbol en buenas que muestre el árbol de</text:p>
      <text:p text:style-name="P56">directorios dependiente de alumno utilizando trayectorias relativas.</text:p>
      <text:p text:style-name="P83">ls -R ../../../&gt;../regulares/arbolista</text:p>
      <text:p text:style-name="P56"/>
      <text:p text:style-name="P56">4. Sigues situado en malas. Mueve el directorio video dentro de clásica.</text:p>
      <text:p text:style-name="P83">mv ../../../C/video ../../../B/música/clásica</text:p>
      <text:p text:style-name="P56"/>
      <text:p text:style-name="P56">5. Sigues situado en malas. Crea una copia de series en buenas.</text:p>
      <text:p text:style-name="P83">cp -R ../../../B/música/clásica/video/HD/infantil/series ../buenas</text:p>
      <text:p text:style-name="P56"/>
      <text:p text:style-name="P56">6. Sigues situado en malas. Elimina el directorio HD.</text:p>
      <text:p text:style-name="P83">rm -r ../../../B/música/clásica/video/HD</text:p>
      <text:p text:style-name="P56"/>
      <text:p text:style-name="P56">7. Sigues situado en malas. Cambia el nombre de buenas por el de regulares.</text:p>
      <text:p text:style-name="P83">mv ../buenas ../regulares</text:p>
      <text:p text:style-name="P56"/>
      <text:p text:style-name="P56"><text:soft-page-break/></text:p>
      <text:p text:style-name="P56">8. Sigues situado en malas. Muestra el fichero árbol.</text:p>
      <text:p text:style-name="P83"><text:span text:style-name="T16">c</text:span>at ../regulares/arbolista</text:p>
      <text:p text:style-name="P83"/>
      <text:p text:style-name="P56">9. Sitúate en música. Elimina el directorio cosas (no puedes usar la orden rm –r).</text:p>
      <text:p text:style-name="P83">cd ../../../B/música</text:p>
      <text:p text:style-name="P83">rm <text:s/>../../A/cosas/regulares/arbolista</text:p>
      <text:p text:style-name="P83">rmdir <text:s/>../../A/cosas/regulares/series</text:p>
      <text:p text:style-name="P83">rmdir <text:s/>../../A/cosas/regulares ../../A/cosas/malas</text:p>
      <text:p text:style-name="P83">rmdir <text:s/>../../A/cosas</text:p>
      <text:p text:style-name="P83"/>
      <text:p text:style-name="P59">Ejercicio 4 – Gestión de directorios con GNU/Linux II</text:p>
      <text:p text:style-name="P55"/>
      <text:p text:style-name="P55">1. Teniendo en cuenta el árbol de arriba. Crea con una única sentencia los directorios A, B, C, D, E,A1, A2, A21.</text:p>
      <text:p text:style-name="P63">mkdir A A/A1 A/A2 A/A2/A21 B C D E</text:p>
      <text:p text:style-name="P55"/>
      <text:p text:style-name="P55">2. Situado en usuario, mueve A21 a E.</text:p>
      <text:p text:style-name="P63">mv A/A2/A21 E/</text:p>
      <text:p text:style-name="P55"/>
      <text:p text:style-name="P55">3. Situado en usuario, cambia el nombre de A21 por A21CAMBIADO.</text:p>
      <text:p text:style-name="P63">mv E/A21 E/A21cambiado</text:p>
      <text:p text:style-name="P55"/>
      <text:p text:style-name="P55">4. Situado en usuario, borra A (prohibido usar rm –r)</text:p>
      <text:p text:style-name="P63">rmdir A/A1</text:p>
      <text:p text:style-name="P63">rmdir A/A2</text:p>
      <text:p text:style-name="P63">rmdir A</text:p>
      <text:p text:style-name="P55"/>
      <text:p text:style-name="P55">5. Situado en usuario, crea un fichero llamado árbol en E que contenga el árbol de directorios que</text:p>
      <text:p text:style-name="P55">depende de usuario.</text:p>
      <text:p text:style-name="P64">ls -R &gt; E/arbol.txt</text:p>
      <text:p text:style-name="P55"/>
      <text:p text:style-name="P55">6. Situado en usuario, ordena el fichero árbol y almacenarlo en B con el nombre ordenado.</text:p>
      <text:p text:style-name="P63">sort arbol.txt &gt; ../B/ordenado.txt</text:p>
      <text:p text:style-name="P55"/>
      <text:p text:style-name="P55">7. Situado en usuario, crea una copia de B en D.</text:p>
      <text:p text:style-name="P63">cp -r <text:s/>./B ./D/</text:p>
      <text:p text:style-name="P55"/>
      <text:p text:style-name="P55">8. Situado en usuario, crea en el directorio activo un fichero llamado calendario que contenga el</text:p>
      <text:p text:style-name="P55">calendario del mes de diciembre de 2018.</text:p>
      <text:p text:style-name="P63">cal 12 2018 &gt; calendario.txt</text:p>
      <text:p text:style-name="P55"/>
      <text:p text:style-name="P55">9. Situado en usuario, cambia el nombre del fichero calendario por el de calendario2.</text:p>
      <text:p text:style-name="P63">mv calendario.txt calendario2.txt</text:p>
      <text:p text:style-name="P55"/>
      <text:p text:style-name="P55">10. Situado en usuario, elimina el fichero calendario2.</text:p>
      <text:p text:style-name="P63">rm calendario2.txt</text:p>
      <text:p text:style-name="P55"/>
      <text:p text:style-name="P4">Ejercicios II – Tema 5</text:p>
      <text:p text:style-name="P1"/>
      <text:p text:style-name="P26">Ejercicio 5 – Cuestiones breves del tema II</text:p>
      <text:p text:style-name="P13"/>
      <text:p text:style-name="P13">Contesta de forma concisa a las siguientes cuestiones. Para responder algunas de ellas deberás investigar en el nuevo sistema operativo que has instalado.</text:p>
      <text:p text:style-name="P13"/>
      <text:p text:style-name="P13">a) ¿Es necesario estar situado en el directorio al que se le desea cambiar el nombre?</text:p>
      <text:p text:style-name="P86">No, se puede realizar el cambio mediante el uso de rutas absolutas o relativas y el comando mv</text:p>
      <text:p text:style-name="P13"/>
      <text:p text:style-name="P13">b) ¿A qué tipos de personas o usuarios se asignan los privilegios en Linux?</text:p>
      <text:p text:style-name="P86">Al propietario, a los grupos y a otros usuarios.</text:p>
      <text:p text:style-name="P13"/>
      <text:p text:style-name="P13">c) ¿Puede cualquier usuario del sistema cambiar los privilegios de cualquier archivo o carpeta?</text:p>
      <text:p text:style-name="P87">No, solo el administrador del sistema.</text:p>
      <text:p text:style-name="P13"/>
      <text:p text:style-name="P13">d) ¿A qué equivalen los permisos del número 333 en octal?</text:p>
      <text:p text:style-name="P85">- -<text:span text:style-name="T11">wx -wx -wx</text:span></text:p>
      <text:p text:style-name="P13"/>
      <text:p text:style-name="P13">e) ¿Qué significa la siguiente orden: paco@ubuntupaco:~$ chmod uo=rwx directorio?</text:p>
      <text:p text:style-name="P87">Asigna privilegios de <text:span text:style-name="T12">l</text:span>ectura, escritura y ejecución <text:span text:style-name="T12">al propietario y al resto de usuarios sobre el archivo que contengan los caracteres directorio más un carácter cualquiera adicional.</text:span></text:p>
      <text:p text:style-name="P13"/>
      <text:p text:style-name="P13">f) ¿Es obligatorio que un archivo tenga nombre y extensión?</text:p>
      <text:p text:style-name="P88">En Linux la extensión no es obligatoria.</text:p>
      <text:p text:style-name="P13"/>
      <text:p text:style-name="P13">g) ¿En qué se mide el tamaño de los archivos?</text:p>
      <text:p text:style-name="P88">Mide el tamaño en bytes</text:p>
      <text:p text:style-name="P13"/>
      <text:p text:style-name="P13">h) ¿Qué son los archivos de enlace en Linux si los comparamos con Windows?</text:p>
      <text:p text:style-name="P88">Son los accesos directos.</text:p>
      <text:p text:style-name="P13"/>
      <text:p text:style-name="P13">i) ¿Todo dispositivo físico en Linux está asociado a un archivo?</text:p>
      <text:p text:style-name="P88">Si, todo <text:span text:style-name="T13">dispositivo</text:span> físico lo está.</text:p>
      <text:p text:style-name="P13"/>
      <text:p text:style-name="P13">j) ¿Qué tipos de archivos se pueden imprimir en entorno comando con la orden lpr?</text:p>
      <text:p text:style-name="P44">Se pueden imprimir cualquier archivo.</text:p>
      <text:p text:style-name="P13"/>
      <text:p text:style-name="P103">k) ¿Cuántos archivos pueden copiarse con una sola orden cp?</text:p>
      <text:p text:style-name="P43"/>
      <text:p text:style-name="P13">l) ¿Para qué sirve la orden mv aplicada a archivos?</text:p>
      <text:p text:style-name="P44">Puede usarse para renombrar y mover archivos.</text:p>
      <text:p text:style-name="P13"/>
      <text:p text:style-name="P13">m) Los archivos que se eliminan en entorno comando, ¿se almacenan en la papelera de reciclaje?</text:p>
      <text:p text:style-name="P45">No, se eliminan directamente.</text:p>
      <text:p text:style-name="P13"/>
      <text:p text:style-name="P13">n) ¿A qué número en octal equivale el conjunto de permisos -rw-r-xr-x?</text:p>
      <text:p text:style-name="P45">Pertenece al número en octal 655</text:p>
      <text:p text:style-name="P13"/>
      <text:p text:style-name="P13">o) ¿A qué conjunto de permisos equivale el número 456 en octal?</text:p>
      <text:p text:style-name="P43">- <text:span text:style-name="T14">r</text:span>-<text:span text:style-name="T14">- r-x </text:span><text:span text:style-name="T15">rw-</text:span></text:p>
      <text:p text:style-name="P13"/>
      <text:p text:style-name="P13">p) ¿Quién asigna, modifica o elimina privilegios a los archivos en el sistema?</text:p>
      <text:p text:style-name="P107">El administrador</text:p>
      <text:p text:style-name="P14">q) ¿Cómo se pueden ver los privilegios o permisos asignados a un archivo en Linux?</text:p>
      <text:p text:style-name="P107">ls -l <text:span text:style-name="T1">nombrearchivo.algo</text:span></text:p>
      <text:p text:style-name="P13"/>
      <text:p text:style-name="P13">r) ¿Se puede comprimir un archivo que ya está comprimido?</text:p>
      <text:p text:style-name="P108">No pone nada en el tema</text:p>
      <text:p text:style-name="P13"/>
      <text:p text:style-name="P13">s) ¿Se pueden añadir nuevos archivos a un archivo que contiene otros archivos comprimidos?</text:p>
      <text:p text:style-name="P108">No pone nada en el tema</text:p>
      <text:p text:style-name="P13"/>
      <text:p text:style-name="P13">t) ¿Cuál es la diferencia de comprimir archivos con rar, zip o tar?</text:p>
      <text:p text:style-name="P108">tar empaqueta archivos, zip y rar los comprimen.</text:p>
      <text:p text:style-name="P13"/>
      <text:p text:style-name="P13">u) ¿Podemos descomprimir con rar archivos comprimidos con tar?</text:p>
      <text:p text:style-name="P89">Si, puede descomprimir múltiples formatos y entre ellos <text:span text:style-name="T1">tar</text:span></text:p>
      <text:p text:style-name="P77"/>
      <text:p text:style-name="P13">v) ¿Cuál es el editor más sencillo utilizado para modificar archivos de texto plano en Linux?</text:p>
      <text:p text:style-name="P90">Nano es el editor de textos más sencillo.</text:p>
      <text:p text:style-name="P13"/>
      <text:p text:style-name="P13">w) ¿Se puede editar un archivo de texto plano con LibreOffice?</text:p>
      <text:p text:style-name="P90">Si, pero en caso de modificarlo solo debería contener caracteres.</text:p>
      <text:p text:style-name="P13"/>
      <text:p text:style-name="P13">x) Indica que contiene cada uno de los siguientes directorios: /etc, /dev, /media y /bin.</text:p>
      <text:p text:style-name="P85">/<text:span text:style-name="T18">etc : Ficheros de configuración y utilidades de administración del sistema.</text:span></text:p>
      <text:p text:style-name="P85">/<text:span text:style-name="T18">dev : Archivos especiales de bloques y caracteres asociados a dispositivos de hardware.</text:span></text:p>
      <text:p text:style-name="P85">/<text:span text:style-name="T18">media : Contiene todas las unidades físicas montadas en nuestro sistema.</text:span></text:p>
      <text:p text:style-name="P85">/<text:span text:style-name="T18">bin : Tiene ficheros de comandos ejecutables utilizables por todos los usuarios.</text:span></text:p>
      <text:p text:style-name="P13"/>
      <text:p text:style-name="P15"/>
      <text:p text:style-name="P30">Ejercicio 6 – Comandos en GNU/Linux</text:p>
      <text:p text:style-name="P16"/>
      <text:p text:style-name="P16">Ejecuta un terminal y realiza las siguientes operaciones:</text:p>
      <text:p text:style-name="P16">a) Indica el día y la hora del sistema.</text:p>
      <text:p text:style-name="P91">date</text:p>
      <text:p text:style-name="P16"/>
      <text:p text:style-name="P16">b) Muestra el calendario de diciembre de 2020.</text:p>
      <text:p text:style-name="P91">cal 12 2020</text:p>
      <text:p text:style-name="P91"/>
      <text:p text:style-name="P16">c) Muestra el usuario identificado al sistema, fecha y hora con una sola orden.</text:p>
      <text:p text:style-name="P93">whoami</text:p>
      <text:p text:style-name="P91"/>
      <text:p text:style-name="P16">d) Muestra el nombre del equipo y el kernel del sistema operativo.</text:p>
      <text:p text:style-name="P92">uname -a</text:p>
      <text:p text:style-name="P16"/>
      <text:p text:style-name="P16">e) Muestra la identificación del usuario con el que te has validado al sistema y del usuario root.</text:p>
      <text:p text:style-name="P93">id</text:p>
      <text:p text:style-name="P16"/>
      <text:p text:style-name="P28">Ejercicio 7 – Metacaracteres en GNU/Linux</text:p>
      <text:p text:style-name="P16"/>
      <text:p text:style-name="P16">Completa la tabla que aparece a continuación.</text:p>
      <text:p text:style-name="P16"/>
      <table:table table:name="Tabla1" table:style-name="Tabla1">
        <table:table-column table:style-name="Tabla1.A"/>
        <table:table-column table:style-name="Tabla1.B"/>
        <table:table-row table:style-name="Tabla1.1">
          <table:table-cell table:style-name="Tabla1.A1" office:value-type="string">
            <text:p text:style-name="P18">Orden de la expresión</text:p>
          </table:table-cell>
          <table:table-cell table:style-name="Tabla1.B1" office:value-type="string">
            <text:p text:style-name="P17">Referencia los archivos y/o directorios que</text:p>
          </table:table-cell>
        </table:table-row>
        <table:table-row table:style-name="Tabla1.1">
          <table:table-cell table:style-name="Tabla1.A2" office:value-type="string">
            <text:p text:style-name="P21">[a-z]prc.?xt</text:p>
          </table:table-cell>
          <table:table-cell table:style-name="Tabla1.B2" office:value-type="string">
            <text:p text:style-name="P94">Que el primer carácter sea minúscula de la <text:span text:style-name="T20">a</text:span> a la <text:span text:style-name="T20">z</text:span> seguido de <text:span text:style-name="T20">prc</text:span> y que en la extensión <text:s/>el primer carácter sea cualquiera seguido de <text:span text:style-name="T20">xt</text:span></text:p>
          </table:table-cell>
        </table:table-row>
        <table:table-row table:style-name="Tabla1.1">
          <table:table-cell table:style-name="Tabla1.A2" office:value-type="string">
            <text:p text:style-name="P78">[A-Z]asa.txt</text:p>
          </table:table-cell>
          <table:table-cell table:style-name="Tabla1.B3" office:value-type="string">
            <text:p text:style-name="P31">Empiece por cualquier letra en mayúscula, los tres siguiente caracteres sean asa y la extensión sea .txt. Por ejemplo: Casa.txt, Tasa.txt o Rasa.txt.</text:p>
          </table:table-cell>
        </table:table-row>
        <table:table-row table:style-name="Tabla1.1">
          <table:table-cell table:style-name="Tabla1.A2" office:value-type="string">
            <text:p text:style-name="P22">[A-Z0-9]prc.???</text:p>
          </table:table-cell>
          <table:table-cell table:style-name="Tabla1.B4" office:value-type="string">
            <text:p text:style-name="P95">Que empiece por cualquier letra mayúscula o cualquier número seguido de <text:span text:style-name="T20">prc</text:span><text:span text:style-name="T19"> y con cualquier tipo de extensión con tres caracteres.</text:span></text:p>
          </table:table-cell>
        </table:table-row>
        <table:table-row table:style-name="Tabla1.1">
          <table:table-cell table:style-name="Tabla1.A2" office:value-type="string">
            <text:p text:style-name="P79">[1-5]??p*.*</text:p>
          </table:table-cell>
          <table:table-cell table:style-name="Tabla1.B5" office:value-type="string">
            <text:p text:style-name="P31">Su nombre empieza por un número comprendido entre 1 y 5, seguido de dos caracteres cualesquiera, una p y el resto, que sea cualquier cosa.</text:p>
          </table:table-cell>
        </table:table-row>
        <table:table-row table:style-name="Tabla1.1">
          <table:table-cell table:style-name="Tabla1.A2" office:value-type="string">
            <text:p text:style-name="P22">[ab]??p*.*</text:p>
          </table:table-cell>
          <table:table-cell table:style-name="Tabla1.B6" office:value-type="string">
            <text:p text:style-name="P96">Su nombre empieza por <text:span text:style-name="T22">las letras</text:span> <text:span text:style-name="T21">a</text:span> ó <text:span text:style-name="T21">b</text:span>, seguido de dos caracteres cualesquiera, una <text:span text:style-name="T20">p</text:span> y el resto, que sea cualquier cosa.</text:p>
          </table:table-cell>
        </table:table-row>
        <table:table-row table:style-name="Tabla1.1">
          <table:table-cell table:style-name="Tabla1.A2" office:value-type="string">
            <text:p text:style-name="P79">[Gd]oogle.*</text:p>
          </table:table-cell>
          <table:table-cell table:style-name="Tabla1.B7" office:value-type="string">
            <text:p text:style-name="P31">Empiecen por G mayúscula o d minúscula y el resto del nombre sea oogle.</text:p>
          </table:table-cell>
        </table:table-row>
        <table:table-row table:style-name="Tabla1.1">
          <table:table-cell table:style-name="Tabla1.A8" office:value-type="string">
            <text:p text:style-name="P22">[¡0-9]*.* o [^0-9]*.*</text:p>
          </table:table-cell>
          <table:table-cell table:style-name="Tabla1.B8" office:value-type="string">
            <text:p text:style-name="P95">Cualquier archivo que no empiece por un número del 0 al 9</text:p>
          </table:table-cell>
        </table:table-row>
      </table:table>
      <text:p text:style-name="P16"/>
      <text:p text:style-name="P16"/>
      <text:p text:style-name="P29">Ejercicio 8 – Comandos en GNU/Linux II</text:p>
      <text:p text:style-name="P16"/>
      <text:p text:style-name="P16">Rellena esta tabla de órdenes incluyendo un ejemplo en cada una de ellas.</text:p>
      <text:p text:style-name="P16"/>
      <table:table table:name="Tabla2" table:style-name="Tabla2">
        <table:table-column table:style-name="Tabla2.A"/>
        <table:table-column table:style-name="Tabla2.B"/>
        <table:table-column table:style-name="Tabla2.C"/>
        <table:table-row>
          <table:table-cell table:style-name="Tabla2.A1" office:value-type="string">
            <text:p text:style-name="P20">Orden</text:p>
          </table:table-cell>
          <table:table-cell table:style-name="Tabla2.A1" office:value-type="string">
            <text:p text:style-name="P20">Ejemplo</text:p>
          </table:table-cell>
          <table:table-cell table:style-name="Tabla2.C1" office:value-type="string">
            <text:p text:style-name="P19">Función</text:p>
          </table:table-cell>
        </table:table-row>
        <table:table-row>
          <table:table-cell table:style-name="Tabla2.A2" office:value-type="string">
            <text:p text:style-name="P34">ls</text:p>
          </table:table-cell>
          <table:table-cell table:style-name="Tabla2.B2" office:value-type="string">
            <text:p text:style-name="P97">ls A/cont</text:p>
          </table:table-cell>
          <table:table-cell table:style-name="Tabla2.C2" office:value-type="string">
            <text:p text:style-name="P98">Hace un listado de los archivos o carpetas de la carpeta cont</text:p>
          </table:table-cell>
        </table:table-row>
        <table:table-row>
          <table:table-cell table:style-name="Tabla2.A2" office:value-type="string">
            <text:p text:style-name="P101">cd</text:p>
          </table:table-cell>
          <table:table-cell table:style-name="Tabla2.B3" office:value-type="string">
            <text:p text:style-name="P97">cd ../ficheros</text:p>
          </table:table-cell>
          <table:table-cell table:style-name="Tabla2.C3" office:value-type="string">
            <text:p text:style-name="P32">Sirve para moverse por la estructura de directorios.</text:p>
          </table:table-cell>
        </table:table-row>
        <table:table-row>
          <table:table-cell table:style-name="Tabla2.A2" office:value-type="string">
            <text:p text:style-name="P101">mkdir</text:p>
          </table:table-cell>
          <table:table-cell table:style-name="Tabla2.B4" office:value-type="string">
            <text:p text:style-name="P33">mkdir textos proceso</text:p>
          </table:table-cell>
          <table:table-cell table:style-name="Tabla2.C4" office:value-type="string">
            <text:p text:style-name="P98">Crea las carpetas textos y proceso</text:p>
          </table:table-cell>
        </table:table-row>
        <table:table-row>
          <table:table-cell table:style-name="Tabla2.A2" office:value-type="string">
            <text:p text:style-name="P101">rm </text:p>
          </table:table-cell>
          <table:table-cell table:style-name="Tabla2.B5" office:value-type="string">
            <text:p text:style-name="P97">rm textos</text:p>
          </table:table-cell>
          <table:table-cell table:style-name="Tabla2.C5" office:value-type="string">
            <text:p text:style-name="P32">Sirve para eliminar directorios individualmente.</text:p>
          </table:table-cell>
        </table:table-row>
        <table:table-row>
          <table:table-cell table:style-name="Tabla2.A2" office:value-type="string">
            <text:p text:style-name="P34">rm -r</text:p>
          </table:table-cell>
          <table:table-cell table:style-name="Tabla2.B6" office:value-type="string">
            <text:p text:style-name="P97">rm -r proceso</text:p>
          </table:table-cell>
          <table:table-cell table:style-name="Tabla2.C6" office:value-type="string">
            <text:p text:style-name="P98">Elimina archivos y directorios de manera recursiva.</text:p>
          </table:table-cell>
        </table:table-row>
        <table:table-row>
          <table:table-cell table:style-name="Tabla2.A2" office:value-type="string">
            <text:p text:style-name="P101">mv </text:p>
          </table:table-cell>
          <table:table-cell table:style-name="Tabla2.B7" office:value-type="string">
            <text:p text:style-name="P33">mv textos datos</text:p>
          </table:table-cell>
          <table:table-cell table:style-name="Tabla2.C7" office:value-type="string">
            <text:p text:style-name="P98">Cambia el nombre de la carpeta textos a datos</text:p>
          </table:table-cell>
        </table:table-row>
        <table:table-row>
          <table:table-cell table:style-name="Tabla2.A2" office:value-type="string">
            <text:p text:style-name="P35">cat</text:p>
          </table:table-cell>
          <table:table-cell table:style-name="Tabla2.B8" office:value-type="string">
            <text:p text:style-name="P97">cat doc1.txt</text:p>
          </table:table-cell>
          <table:table-cell table:style-name="Tabla2.C8" office:value-type="string">
            <text:p text:style-name="P99">Muestra el contenido de un archivo</text:p>
          </table:table-cell>
        </table:table-row>
        <table:table-row>
          <table:table-cell table:style-name="Tabla2.A2" office:value-type="string">
            <text:p text:style-name="P102">mv </text:p>
          </table:table-cell>
          <table:table-cell table:style-name="Tabla2.B9" office:value-type="string">
            <text:p text:style-name="P33">rename doc1.txt doc2.txt</text:p>
          </table:table-cell>
          <table:table-cell table:style-name="Tabla2.C9" office:value-type="string">
            <text:p text:style-name="P99">Cambia el nombre de un archivo</text:p>
          </table:table-cell>
        </table:table-row>
        <table:table-row>
          <table:table-cell table:style-name="Tabla2.A2" office:value-type="string">
            <text:p text:style-name="P102">cp </text:p>
          </table:table-cell>
          <table:table-cell table:style-name="Tabla2.B10" office:value-type="string">
            <text:p text:style-name="P100">cp arch1.txt B/archivos/</text:p>
          </table:table-cell>
          <table:table-cell table:style-name="Tabla2.C10" office:value-type="string">
            <text:p text:style-name="P32">Copia uno o más archivos desde la ubicación inicial a otro lugar.</text:p>
          </table:table-cell>
        </table:table-row>
        <table:table-row>
          <table:table-cell table:style-name="Tabla2.A2" office:value-type="string">
            <text:p text:style-name="P102">rm </text:p>
          </table:table-cell>
          <table:table-cell table:style-name="Tabla2.B11" office:value-type="string">
            <text:p text:style-name="P33">rm s.doc</text:p>
          </table:table-cell>
          <table:table-cell table:style-name="Tabla2.C11" office:value-type="string">
            <text:p text:style-name="P99">Elimina un archivo</text:p>
          </table:table-cell>
        </table:table-row>
        <table:table-row>
          <table:table-cell table:style-name="Tabla2.A2" office:value-type="string">
            <text:p text:style-name="P102">chmod</text:p>
          </table:table-cell>
          <table:table-cell table:style-name="Tabla2.B12" office:value-type="string">
            <text:p text:style-name="P100">chmod 531 fich.txt</text:p>
          </table:table-cell>
          <table:table-cell table:style-name="Tabla2.C12" office:value-type="string">
            <text:p text:style-name="P32">Se utiliza para modificar los atributos a archivos y/o directorios.</text:p>
          </table:table-cell>
        </table:table-row>
      </table:table>
      <text:p text:style-name="P16"/>
      <text:p text:style-name="P27">Ejercicio 10 – Permisos en GNU/Linux</text:p>
      <text:p text:style-name="P9"/>
      <text:p text:style-name="P6">1. Si tengo un archivo llamado prueba1 del que soy propietario, explica en cada caso cómo quedarían los permisos, es decir, la máscara de este archivo, según vaya ejecutando las siguientes sentencias de forma consecutiva, es decir, el resultado de la anterior sirve para la siguiente.</text:p>
      <text:p text:style-name="P6">▸ chmod 321 prueba1</text:p>
      <text:p text:style-name="P42">- -<text:span text:style-name="T17">wx -w- --x</text:span></text:p>
      <text:p text:style-name="P6">▸ chmod 256 prueba1</text:p>
      <text:p text:style-name="P42">- -<text:span text:style-name="T17">w- r-x rw-</text:span></text:p>
      <text:p text:style-name="P6">▸ chmod 172 prueba1</text:p>
      <text:p text:style-name="P42">- --<text:span text:style-name="T17">w rwx -w-</text:span></text:p>
      <text:p text:style-name="P6">▸ chmod 610 prueba1</text:p>
      <text:p text:style-name="P42">- <text:span text:style-name="T17">rw- --x ---</text:span></text:p>
      <text:p text:style-name="P6">▸ chmod 006 prueba1</text:p>
      <text:p text:style-name="P84">- --- --- <text:span text:style-name="T23">rw-</text:span></text:p>
      <text:p text:style-name="P6">▸ chmod 631 prueba1</text:p>
      <text:p text:style-name="P84">- <text:span text:style-name="T23">rw- -wx --x</text:span></text:p>
      <text:p text:style-name="P6"/>
      <text:p text:style-name="P6"/>
      <text:p text:style-name="P6">2. Si tengo un archivo llamado prueba1 cuya máscara es -rwxr-xr-x del que soy propietario, explica</text:p>
      <text:p text:style-name="P6">en cada caso cómo quedarían los permisos de este archivo según vaya ejecutando las siguientes</text:p>
      <text:p text:style-name="P6">sentencias de forma consecutiva, el resultado de la anterior sirve para la siguiente.</text:p>
      <text:p text:style-name="P6"/>
      <text:p text:style-name="P6">▸ chmod g-x prueba1</text:p>
      <text:p text:style-name="P84">- rwx r-- r-x</text:p>
      <text:p text:style-name="P6">▸ chmod a=x prueba1</text:p>
      <text:p text:style-name="P6"><text:span text:style-name="T4">- --</text:span><text:span text:style-name="T8">x --x --x</text:span></text:p>
      <text:p text:style-name="P6">▸ chmod o-x prueba1</text:p>
      <text:p text:style-name="P84">- --<text:span text:style-name="T24">x --x ---</text:span></text:p>
      <text:p text:style-name="P6">▸ chmod a+w prueba1</text:p>
      <text:p text:style-name="P84">- -<text:span text:style-name="T24">wx -wx -w-</text:span></text:p>
      <text:p text:style-name="P6">▸ chmod u+r prueba1</text:p>
      <text:p text:style-name="P84">- <text:span text:style-name="T24">rwx -wx -w-</text:span></text:p>
      <text:p text:style-name="P6">▸ chmod a= prueba1</text:p>
      <text:p text:style-name="P84">- --- --- --- </text:p>
      <text:p text:style-name="P12"/>
      <text:p text:style-name="P12"/>
      <text:p text:style-name="P24">Ejercicio 11 – Metacaracteres en GNU/Linux II</text:p>
      <text:p text:style-name="P11"/>
      <text:p text:style-name="P105">Utilizando metacaracteres, indica cómo verías los siguientes archivos:</text:p>
      <text:p text:style-name="P11">a) Hola1, Hola</text:p>
      <text:p text:style-name="P11"/>
      <text:p text:style-name="P11">b) cola, mola, molo</text:p>
      <text:p text:style-name="P11">c) hola, ola, Hola1, Hola, mola, cola, hala</text:p>
      <text:p text:style-name="P11">d) hola, Hola, Hola1</text:p>
      <text:p text:style-name="P11">e) hola, Hola, mola, molo, cola, hala</text:p>
      <text:p text:style-name="P11"/>
      <text:p text:style-name="P11"/>
      <text:p text:style-name="P25">Ejercicio 13 – Permisos en GNU/Linux II</text:p>
      <text:p text:style-name="P11"/>
      <text:p text:style-name="P11">1. Si tengo un archivo llamado prueba1 del que soy propietario, explica en cada caso cómo quedarían los permisos, es decir, la máscara de este archivo, según vaya ejecutando las siguientes sentencias de forma consecutiva, es decir, el resultado de la anterior sirve para la siguiente.</text:p>
      <text:p text:style-name="P11"/>
      <text:p text:style-name="P11">▸ chmod 777 prueba1</text:p>
      <text:p text:style-name="P65">- <text:span text:style-name="T25">rwx rwx rwx</text:span></text:p>
      <text:p text:style-name="P11">▸ chmod 234 prueba1</text:p>
      <text:p text:style-name="P65">- -w- -<text:span text:style-name="T25">wx r--</text:span></text:p>
      <text:p text:style-name="P11">▸ chmod 010 prueba1</text:p>
      <text:p text:style-name="P65">- --- --<text:span text:style-name="T25">x ---</text:span></text:p>
      <text:p text:style-name="P11">▸ chmod 112 prueba1</text:p>
      <text:p text:style-name="P65">- --<text:span text:style-name="T25">x --x -w-</text:span></text:p>
      <text:p text:style-name="P11">▸ chmod 762 prueba1</text:p>
      <text:p text:style-name="P65">- <text:span text:style-name="T25">rwx rw- -w-</text:span></text:p>
      <text:p text:style-name="P11">▸ chmod 210 prueba1</text:p>
      <text:p text:style-name="P65">- -<text:span text:style-name="T25">w- --x ---</text:span></text:p>
      <text:p text:style-name="P11"/>
      <text:p text:style-name="P11"/>
      <text:p text:style-name="P11">2. Si tengo un archivo llamado prueba1 cuya máscara es -rwxr-xr-x del que soy propietario, explica</text:p>
      <text:p text:style-name="P11">en cada caso cómo quedarían los permisos de este archivo según vaya ejecutando las siguientes</text:p>
      <text:p text:style-name="P11">sentencias de forma consecutiva, el resultado de la anterior sirve para la siguiente.</text:p>
      <text:p text:style-name="P11"/>
      <text:p text:style-name="P11">▸ chmod a-rwx prueba1</text:p>
      <text:p text:style-name="P65">- --- --- ---</text:p>
      <text:p text:style-name="P11">▸ chmod g=x prueba1</text:p>
      <text:p text:style-name="P65">- --- --<text:span text:style-name="T26">x ---</text:span></text:p>
      <text:p text:style-name="P11">▸ chmod o+x prueba1</text:p>
      <text:p text:style-name="P65">- --- --<text:span text:style-name="T26">x --x</text:span></text:p>
      <text:p text:style-name="P11">▸ chmod a=w prueba1</text:p>
      <text:p text:style-name="P65">- -<text:span text:style-name="T26">w- -wx -wx</text:span></text:p>
      <text:p text:style-name="P11">▸ chmod u+w,o+w prueba1</text:p>
      <text:p text:style-name="P66">- -<text:span text:style-name="T26">w- -wx -wx</text:span></text:p>
      <text:p text:style-name="P11">▸ chmod = prueba1</text:p>
      <text:p text:style-name="P66">- --- --- ---</text:p>
      <text:p text:style-name="P66"/>
      <text:p text:style-name="P3">Ejercicios III – Tema 5</text:p>
      <text:p text:style-name="P2"/>
      <text:p text:style-name="P8">1. Al crear un directorio, quieres tener todos los permisos activados, que los usuarios de tu grupo solo lo puedan leer y los que no pertenezcan a tu grupo no puedan hacer nada, ¿qué valor debería tener umask?</text:p>
      <text:p text:style-name="P8"/>
      <text:p text:style-name="P41">Umask 037</text:p>
      <text:p text:style-name="P41"/>
      <text:p text:style-name="P8">Si no quieres tocar umask y ya tienes creado el directorio, cámbiaselos de manera que cumplan los permisos que se especifican. Hazlo en modo numérico y con letras.</text:p>
      <text:p text:style-name="P7"/>
      <text:p text:style-name="P40">rwx r-- --- ; 111 100 000 ; 740</text:p>
      <text:p text:style-name="P40">chmod 740 <text:span text:style-name="T1">directorio</text:span></text:p>
      <text:p text:style-name="P36"/>
      <text:p text:style-name="P46">2. Crea dos usuarios nuevo y nuevo2.</text:p>
      <text:p text:style-name="P46"/>
      <text:p text:style-name="P36"><text:span text:style-name="T2">Sudo </text:span>Adduser nuevo</text:p>
      <text:p text:style-name="P36"/>
      <text:p text:style-name="P36">Adduser –ingroup <text:span text:style-name="T1">grupo</text:span>2 nuevo2</text:p>
      <text:p text:style-name="P36"/>
      <text:p text:style-name="P46">3. Haz que aparezca por pantalla el nombre (solo el nombre) de los usuarios que tengan una ! en la contraseña en el fichero shadow.</text:p>
      <text:p text:style-name="P46"/>
      <text:p text:style-name="P37">Sudo grep...</text:p>
      <text:p text:style-name="P37"/>
      <text:p text:style-name="P47">4. Cambia el shell de nuevo2 por el de /bin/false. Intenta entrar en el sistema como nuevo2. ¿A qué es debido que no puedas entrar? Cámbiasela de nuevo a /bin/bash.</text:p>
      <text:p text:style-name="P47"/>
      <text:p text:style-name="P38">Sudo usermod -<text:span text:style-name="T3">s</text:span> /bin/false nuevo2</text:p>
      <text:p text:style-name="P38"/>
      <text:p text:style-name="P48"/>
      <text:p text:style-name="P60">Ejercicios IV – Tema 5</text:p>
      <text:p text:style-name="P61"/>
      <text:p text:style-name="P58">Ejercicio 15 – Repaso de comandos</text:p>
      <text:p text:style-name="P115"/>
      <text:p text:style-name="P48">1. Utiliza el comando que te lleva a tu directorio personal directamente. Después, ejecuta el comando que te dice en qué subdirectorio estás y, a continuación, el comando que te dice quién eres.</text:p>
      <text:p text:style-name="P80">cd ~</text:p>
      <text:p text:style-name="P80">ls -l</text:p>
      <text:p text:style-name="P80">whoami</text:p>
      <text:p text:style-name="P49"/>
      <text:p text:style-name="P49"/>
      <text:p text:style-name="P49">2. Crea los siguientes directorios, desde el subdirectorio personal de usuario y sin salir de él.</text:p>
      <text:p text:style-name="P80">mkdir ejercicios/ingresos/alquiler ejercicios/ingresos/ventas ejercicios/gastos</text:p>
      <text:p text:style-name="P80"/>
      <text:p text:style-name="P50"/>
      <text:p text:style-name="P104">3. Ve al directorio gastos. Utilizando el comando cat, crea dos ficheros: emple1.txt y emple2.txt, que contengan tres palabras cada uno, una debajo de otra: roble, tigre, casa.</text:p>
      <text:p text:style-name="P50"/>
      <text:p text:style-name="P49"/>
      <text:p text:style-name="P50"/>
      <text:p text:style-name="P49"/>
      <text:p text:style-name="P50"/>
      <text:p text:style-name="P118">Ejercicios VI – Tema 5</text:p>
      <text:p text:style-name="P50"/>
      <text:p text:style-name="P119">Ejercicio 20 – Utilidad GREP</text:p>
      <text:p text:style-name="P50"/>
      <text:p text:style-name="P50">El fichero /etc/passwd es un fichero de texto que contiene información acerca de las cuentas de usuario definidas en el sistema. Cada línea contiene siete datos, separados por el carácter “:”. Estos datos son: nombre de la cuenta, contraseña encriptada (opcional), el código de usuario (user ID), el código del grupo (group ID), un comentario, el nombre del directorio ‘home’ y el nombre del intérprete de comandos que se ejecutará cuando el usuario se conecte.</text:p>
      <text:p text:style-name="P50"/>
      <text:p text:style-name="P50">Se utilizará este fichero en las cuestiones siguientes.</text:p>
      <text:p text:style-name="P50"/>
      <text:p text:style-name="P50">1. Muestra la línea correspondiente a la cuenta de usuario.</text:p>
      <text:p text:style-name="P111"><text:span text:style-name="T28">grep -i user passwd</text:span> <text:span text:style-name="T27">grep ciclost</text:span></text:p>
      <text:p text:style-name="P111"/>
      <text:p text:style-name="P50">2. Muestra las cuentas que empiecen por a.</text:p>
      <text:p text:style-name="P111">grep “^a” passwd</text:p>
      <text:p text:style-name="P50"/>
      <text:p text:style-name="P50">3. Muestra las cuentas que empiecen por a o r.</text:p>
      <text:p text:style-name="P111">grep “^[ar]” passwd</text:p>
      <text:p text:style-name="P50"/>
      <text:p text:style-name="P50">4. Muestra las cuentas que terminen por u.</text:p>
      <text:p text:style-name="P111">grep <text:span text:style-name="T28">“^</text:span><text:span text:style-name="T29">[^:]*u:” </text:span>!u passwd</text:p>
      <text:p text:style-name="P50"/>
      <text:p text:style-name="P50">5. Muestra las cuentas que usen bash como intérprete de comandos.</text:p>
      <text:p text:style-name="P123">qrep “bash$” passwd</text:p>
      <text:p text:style-name="P50"/>
      <text:p text:style-name="P50"/>
      <text:p text:style-name="P50">6. Muestra las cuentas que NO usen bash como intérprete de comandos.</text:p>
      <text:p text:style-name="P123">qrep -v “bash$” passwd</text:p>
      <text:p text:style-name="P104"/>
      <text:p text:style-name="P123">12 <text:s text:c="3"/>gag</text:p>
      <text:p text:style-name="P123">grep -e “^(ftp|root):” passwd</text:p>
      <text:p text:style-name="P123"/>
      <text:p text:style-name="P104"/>
      <text:p text:style-name="P104">7. Muestra las cuentas que no empiecen por vocal.</text:p>
      <text:p text:style-name="P104">8. Muestra las cuentas que empiecen por mayúscula.</text:p>
      <text:p text:style-name="P104"/>
      <text:p text:style-name="P104">En el directorio /usr/include se almacenan todos los ficheros de cabecera de los lenguajes C/C++.</text:p>
      <text:p text:style-name="P104"/>
      <text:p text:style-name="P104">13. ¿Qué ficheros de cabecera usan la constante MAXDOUBLE?</text:p>
      <text:p text:style-name="P104"/>
      <text:p text:style-name="P104">-<text:span text:style-name="T30">r</text:span></text:p>
      <text:p text:style-name="P104">-<text:span text:style-name="T30">ri</text:span></text:p>
      <text:p text:style-name="P104">14. ¿En qué ficheros aparece la palabra bash? (En mayúscula o minúscula).</text:p>
      <text:p text:style-name="P122">-<text:span text:style-name="T30">r</text:span></text:p>
      <text:p text:style-name="P122">-<text:span text:style-name="T30">ri</text:span></text:p>
      <text:p text:style-name="P120">Ejercicio 21 – Utilidad SORT</text:p>
      <text:p text:style-name="P117">Fichero etc/passwd</text:p>
      <text:p text:style-name="P50">2. Ordénalo en sentido inverso.</text:p>
      <text:p text:style-name="P112">sort -r passwd</text:p>
      <text:p text:style-name="P50"/>
      <text:p text:style-name="P50">4. Ordénalo según el tercer campo.</text:p>
      <text:p text:style-name="P50"/>
      <text:p text:style-name="P50"/>
      <text:p text:style-name="P50">5. Ordénalo según el tercer campo en orden numérico.</text:p>
      <text:p text:style-name="P50"/>
      <text:p text:style-name="P50"/>
      <text:p text:style-name="P120">Ejercicio 22 – Utilidad CUT</text:p>
      <text:p text:style-name="P50"/>
      <text:p text:style-name="P50">1. Muestra la columna 4 del fichero /etc/passwd.</text:p>
      <text:p text:style-name="P50">2. Muestra la columna 1 y la 7.</text:p>
      <text:p text:style-name="P50">3. Muestra las columnas 1, 3 y de la 5 a la 7.</text:p>
      <text:p text:style-name="P50"/>
      <text:p text:style-name="P120">Ejercicio 24 – Utilidad UNIQ</text:p>
      <text:p text:style-name="P50"/>
      <text:p text:style-name="P50">1. Obtener, a partir de /etc/passwd, una lista de los intérpretes de comandos utilizados en el sistema, ordenados de más usados a menos usad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20:24:30.900101875</meta:creation-date>
    <dc:date>2024-05-13T19:02:03.964772439</dc:date>
    <meta:editing-duration>PT4H8M57S</meta:editing-duration>
    <meta:editing-cycles>43</meta:editing-cycles>
    <meta:generator>LibreOffice/7.3.7.2$Linux_X86_64 LibreOffice_project/30$Build-2</meta:generator>
    <meta:document-statistic meta:table-count="2" meta:image-count="0" meta:object-count="0" meta:page-count="14" meta:paragraph-count="350" meta:word-count="2909" meta:character-count="16922" meta:non-whitespace-character-count="14350"/>
  </office:meta>
</office:document-meta>
</file>